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D00003C6800002D6DAD097EC1.wmf" manifest:media-type=""/>
  <manifest:file-entry manifest:full-path="Pictures/2000018200001D4C00001960C1AC27E4.wmf" manifest:media-type=""/>
  <manifest:file-entry manifest:full-path="Pictures/2000012700002112000014AA93A6B7C9.wmf" manifest:media-type=""/>
  <manifest:file-entry manifest:full-path="Pictures/200001A900002EE10000196087C93277.wmf" manifest:media-type=""/>
  <manifest:file-entry manifest:full-path="Pictures/200000A1000065A500004E502F1E3D08.wmf" manifest:media-type=""/>
  <manifest:file-entry manifest:full-path="Pictures/200000F900006DB100001EE2E8B426DA.wmf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6.svm" manifest:media-type=""/>
  <manifest:file-entry manifest:full-path="Pictures/TablePreview15.svm" manifest:media-type=""/>
  <manifest:file-entry manifest:full-path="Pictures/200000B00000AD7A0000863E1DF5A8AE.wmf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2000037B00004F02000018E4149F48A9.wmf" manifest:media-type=""/>
  <manifest:file-entry manifest:full-path="Pictures/TablePreview10.svm" manifest:media-type=""/>
  <manifest:file-entry manifest:full-path="Pictures/20000067000088C700005A98672047B7.wmf" manifest:media-type=""/>
  <manifest:file-entry manifest:full-path="Pictures/200000C800009D06000077B2F01F5DCD.wmf" manifest:media-type=""/>
  <manifest:file-entry manifest:full-path="Pictures/TablePreview4.svm" manifest:media-type=""/>
  <manifest:file-entry manifest:full-path="Pictures/10000000000000DC0000010442D6AE09.jpg" manifest:media-type="image/jpeg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solid" draw:fill-color="#cbcbc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1.583cm" style:use-optimal-column-width="false"/>
    </style:style>
    <style:style style:name="co13" style:family="table-column">
      <style:table-column-properties style:column-width="1.38cm" style:use-optimal-column-width="false"/>
    </style:style>
    <style:style style:name="co14" style:family="table-column">
      <style:table-column-properties style:column-width="1.256cm" style:use-optimal-column-width="false"/>
    </style:style>
    <style:style style:name="co15" style:family="table-column">
      <style:table-column-properties style:column-width="1.283cm" style:use-optimal-column-width="false"/>
    </style:style>
    <style:style style:name="co16" style:family="table-column">
      <style:table-column-properties style:column-width="1.525cm" style:use-optimal-column-width="false"/>
    </style:style>
    <style:style style:name="co17" style:family="table-column">
      <style:table-column-properties style:column-width="1.406cm" style:use-optimal-column-width="false"/>
    </style:style>
    <style:style style:name="co18" style:family="table-column">
      <style:table-column-properties style:column-width="1.412cm" style:use-optimal-column-width="false"/>
    </style:style>
    <style:style style:name="co19" style:family="table-column">
      <style:table-column-properties style:column-width="1.309cm" style:use-optimal-column-width="false"/>
    </style:style>
    <style:style style:name="co20" style:family="table-column">
      <style:table-column-properties style:column-width="1.556cm" style:use-optimal-column-width="false"/>
    </style:style>
    <style:style style:name="co21" style:family="table-column">
      <style:table-column-properties style:column-width="1.437cm" style:use-optimal-column-width="false"/>
    </style:style>
    <style:style style:name="co22" style:family="table-column">
      <style:table-column-properties style:column-width="1.433cm" style:use-optimal-column-width="false"/>
    </style:style>
    <style:style style:name="co23" style:family="table-column">
      <style:table-column-properties style:column-width="1.442cm" style:use-optimal-column-width="false"/>
    </style:style>
    <style:style style:name="co24" style:family="table-column">
      <style:table-column-properties style:column-width="6.4cm" style:use-optimal-column-width="false"/>
    </style:style>
    <style:style style:name="co25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483cm"/>
    </style:style>
    <style:style style:name="ro7" style:family="table-row">
      <style:table-row-properties style:row-height="1.27cm"/>
    </style:style>
    <style:style style:name="ro8" style:family="table-row">
      <style:table-row-properties style:row-height="1.367cm"/>
    </style:style>
    <style:style style:name="ro9" style:family="table-row">
      <style:table-row-properties style:row-height="1.563cm"/>
    </style:style>
    <style:style style:name="ro10" style:family="table-row">
      <style:table-row-properties style:row-height="1.669cm"/>
    </style:style>
    <style:style style:name="ro11" style:family="table-row">
      <style:table-row-properties style:row-height="1.106cm"/>
    </style:style>
    <style:style style:name="ro12" style:family="table-row">
      <style:table-row-properties style:row-height="1.108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0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1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2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1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0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3pt" style:font-size-asian="13pt" style:font-size-complex="13pt"/>
    </style:style>
    <style:style style:name="ce2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  <style:text-properties fo:font-size="14pt" style:font-size-asian="14pt" style:font-size-complex="14pt"/>
    </style:style>
    <style:style style:name="ce2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2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2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  <style:text-properties fo:font-size="13pt" style:font-size-asian="13pt" style:font-size-complex="13pt"/>
    </style:style>
    <style:style style:name="ce28" style:family="table-cell">
      <style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top="0cm" fo:margin-bottom="0cm" fo:line-height="100%" fo:text-align="start" style:punctuation-wrap="simple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9" style:family="paragraph"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36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7" style:family="paragraph">
      <style:paragraph-properties fo:margin-top="0.106cm" fo:margin-bottom="0cm" style:punctuation-wrap="hanging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3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40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50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51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54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57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8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4" style:family="paragraph">
      <style:paragraph-properties fo:margin-top="0.353cm" fo:margin-bottom="0cm" fo:line-height="100%" fo:text-align="start" style:punctuation-wrap="hanging" style:writing-mode="lr-tb"/>
    </style:style>
    <style:style style:name="P65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71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4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top="0cm" fo:margin-bottom="0cm" fo:line-height="100%" fo:text-align="start" style:writing-mode="lr-tb"/>
    </style:style>
    <style:style style:name="P7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0000" style:font-name="Tahoma1" fo:font-size="12pt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-25% 58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 xml:id="id1" draw:id="id1">
        <draw:custom-shape draw:name="Rectangle 2050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7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Foliennummernplatzhalter 2" draw:style-name="gr9" draw:text-style-name="P1" draw:layer="layout" svg:width="5.291cm" svg:height="1.269cm" svg:x="18.415cm" svg:y="17.357cm">
          <text:p text:style-name="P10"><text:span text:style-name="T11">Seite </text:span><text:span text:style-name="T11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3" draw:style-name="gr9" draw:text-style-name="P1" draw:layer="layout" svg:width="8.042cm" svg:height="1.269cm" svg:x="8.678cm" svg:y="17.78cm">
          <text:p text:style-name="P16"><text:span text:style-name="T11">Betriebssysteme</text:span></text:p>
          <text:p text:style-name="P16"><text:span text:style-name="T12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7"><text:span text:style-name="T13">Weiterführende Konzepte der Speicherverwaltung, insbesondere des Hauptspeichers, kennenlernen und verstehen</text:span></text:p>
            </text:list-item>
          </text:list>
          <text:p text:style-name="P14"><text:span text:style-name="T13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10" draw:text-style-name="P9" draw:layer="layout" svg:width="8.558cm" svg:height="1.331cm" svg:x="11.17cm" svg:y="0.026cm">
            <text:p text:style-name="P10"><text:span text:style-name="T14"><text:date style:data-style-name="D1" text:date-value="2015-01-26">26.01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4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4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1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1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1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1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1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4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1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1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4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1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1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1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4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1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1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Seitenersetzung und Verdrängung (Replacement)</text:span></text:p>
            </text:list-item>
            <text:list-item>
              <text:p text:style-name="P18"><text:span text:style-name="T16">Speicherbelegung und Vergabe (Placement)</text:span></text:p>
            </text:list-item>
            <text:list-item>
              <text:p text:style-name="P18"><text:span text:style-name="T16">Entladen (Cleaning)</text:span></text:p>
            </text:list-item>
            <text:list-item>
              <text:p text:style-name="P18"><text:span text:style-name="T16">Fallbeispiele: Windows, Unix, Linux</text:span></text:p>
            </text:list-item>
          </text:list>
          <text:p text:style-name="P19"><text:span text:style-name="T16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2" draw:text-style-name="P1" draw:layer="layout" svg:width="9.101cm" svg:height="2.027cm" svg:x="1.195cm" svg:y="15.725cm">
          <text:p text:style-name="P12"><text:span text:style-name="T18">Hinweis</text:span><text:span text:style-name="T17">:</text:span></text:p>
          <text:p text:style-name="P12"><text:span text:style-name="T17">Ausführbare Datei wird meist </text:span></text:p>
          <text:p text:style-name="P12"><text:span text:style-name="T17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2" draw:text-style-name="P1" draw:layer="layout" svg:width="4.931cm" svg:height="0.674cm" svg:x="18.858cm" svg:y="17.127cm">
          <text:p text:style-name="P12"><text:span text:style-name="T19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200000C800009D06000077B2F01F5DCD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2" draw:text-style-name="P1" draw:layer="layout" svg:width="8.61cm" svg:height="1.435cm" svg:x="1.45cm" svg:y="16.325cm">
          <text:p text:style-name="P12"><text:span text:style-name="T18">Nicht genug Platz vorhanden</text:span></text:p>
          <text:p text:style-name="P12"><text:span text:style-name="T20"></text:span><text:span text:style-name="T18"> </text:span><text:span text:style-name="T18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2" draw:text-style-name="P1" draw:layer="layout" svg:width="10.314cm" svg:height="2.027cm" svg:x="14.416cm" svg:y="15.675cm">
          <text:p text:style-name="P12"><text:span text:style-name="T18">Hinweise:</text:span></text:p>
          <text:list text:style-name="L6">
            <text:list-item>
              <text:p text:style-name="P17"><text:span text:style-name="T17">Interne und externe Fragmentierung</text:span></text:p>
            </text:list-item>
            <text:list-item>
              <text:p text:style-name="P17"><text:span text:style-name="T17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2" draw:text-style-name="P1" draw:layer="layout" svg:width="4.931cm" svg:height="0.674cm" svg:x="19.327cm" svg:y="14.724cm">
          <text:p text:style-name="P12"><text:span text:style-name="T19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2" draw:text-style-name="P1" draw:layer="layout" svg:width="9.499cm" svg:height="1.435cm" svg:x="1.221cm" svg:y="13.727cm">
          <text:p text:style-name="P12"><text:span text:style-name="T17">Valid = P/A-Bit = Present/Absent-Bit </text:span></text:p>
          <text:p text:style-name="P12"><text:span text:style-name="T21"></text:span><text:span text:style-name="T17"> </text:span><text:span text:style-name="T17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20000067000088C700005A98672047B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xml:id="id4" text:id="id4" text:style-name="P21"><text:span text:style-name="T4">Bei einem </text:span><text:span text:style-name="T22">Seitenzugriffsfehler</text:span><text:span text:style-name="T4"> (page fault) muss ein Frame für die einzulagernde Seite gefunden werden</text:span></text:p>
              </text:list-item>
              <text:list-item>
                <text:p xml:id="id5" text:id="id5" text:style-name="P21"><text:span text:style-name="T4">Das Betriebssystem wählt ggf. eine Seite aus, die aus dem Speicher entfernt wird, um Platz zu schaffen</text:span></text:p>
              </text:list-item>
              <text:list-item>
                <text:p xml:id="id6" text:id="id6" text:style-name="P21"><text:span text:style-name="T4">Optimal wäre es, die zukünftigen Seitenzugriffe vorher zu bestimmen</text:span></text:p>
              </text:list-item>
              <text:list-item>
                <text:p xml:id="id7" text:id="id7" text:style-name="P21"><text:span text:style-name="T22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xml:id="id8" text:id="id8" text:style-name="P22"><text:span text:style-name="T4"><text:tab/></text:span><text:span text:style-name="T4"> </text:span><text:span text:style-name="T23"></text:span><text:span text:style-name="T22"> </text:span><text:span text:style-name="T22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4">Einfaches Beispiel mit 3 Frames</text:span></text:p>
              </text:list-item>
              <text:list-item>
                <text:p text:style-name="P23"><text:span text:style-name="T4">6 Ersetzungen nach der ersten Belegung</text:span></text:p>
              </text:list-item>
            </text:list>
            <text:p text:style-name="P23"><text:span text:style-name="T4"/></text:p>
          </draw:text-box>
        </draw:frame>
        <draw:custom-shape draw:name="Text Box 138" draw:style-name="gr12" draw:text-style-name="P1" draw:layer="layout" svg:width="4.931cm" svg:height="0.674cm" svg:x="18.858cm" svg:y="17.127cm">
          <text:p text:style-name="P12"><text:span text:style-name="T19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2000037B00004F02000018E4149F48A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0-1-2-3-4-0-1-5-6-0-1</text:span></text:p>
              </text:list-item>
              <text:list-item>
                <text:p text:style-name="P24"><text:span text:style-name="T16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5"><text:span text:style-name="T24">RAM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 table:style-name="ce3">
                <text:p text:style-name="P26"><text:span text:style-name="T24">0</text:span></text:p>
              </table:table-cell>
            </table:table-row>
            <table:table-row table:style-name="ro2" table:default-cell-style-name="ce5">
              <table:table-cell table:style-name="ce4">
                <text:p text:style-name="P25"><text:span text:style-name="T24">RAM</text:span></text:p>
              </table:table-cell>
              <table:table-cell>
                <text:p text:style-name="P26"><text:span text:style-name="T24">-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 table:style-name="ce6">
                <text:p text:style-name="P26"><text:span text:style-name="T24">1</text:span></text:p>
              </table:table-cell>
            </table:table-row>
            <table:table-row table:style-name="ro2" table:default-cell-style-name="ce5">
              <table:table-cell table:style-name="ce4">
                <text:p text:style-name="P25"><text:span text:style-name="T24">RAM</text:span></text:p>
              </table:table-cell>
              <table:table-cell>
                <text:p text:style-name="P26"><text:span text:style-name="T24">-</text:span></text:p>
              </table:table-cell>
              <table:table-cell>
                <text:p text:style-name="P26"><text:span text:style-name="T24">-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(3)</text:span></text:p>
              </table:table-cell>
              <table:table-cell>
                <text:p text:style-name="P26"><text:span text:style-name="T24">(4)</text:span></text:p>
              </table:table-cell>
              <table:table-cell>
                <text:p text:style-name="P26"><text:span text:style-name="T24">4</text:span></text:p>
              </table:table-cell>
              <table:table-cell>
                <text:p text:style-name="P26"><text:span text:style-name="T24">4</text:span></text:p>
              </table:table-cell>
              <table:table-cell>
                <text:p text:style-name="P26"><text:span text:style-name="T24">(5)</text:span></text:p>
              </table:table-cell>
              <table:table-cell>
                <text:p text:style-name="P26"><text:span text:style-name="T24">(6)</text:span></text:p>
              </table:table-cell>
              <table:table-cell>
                <text:p text:style-name="P26"><text:span text:style-name="T24">6</text:span></text:p>
              </table:table-cell>
              <table:table-cell table:style-name="ce6">
                <text:p text:style-name="P26"><text:span text:style-name="T24">6</text:span></text:p>
              </table:table-cell>
            </table:table-row>
            <table:table-row table:style-name="ro2" table:default-cell-style-name="ce8">
              <table:table-cell table:style-name="ce7">
                <text:p text:style-name="P25"><text:span text:style-name="T24">PA</text:span></text:p>
              </table:table-cell>
              <table:table-cell/>
              <table:table-cell/>
              <table:table-cell/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 table:style-name="ce9">
                <text:p text:style-name="P26"><text:span text:style-name="T24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4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 table:style-name="ce9">
                <text:p text:style-name="P26"><text:span text:style-name="T24">3</text:span></text:p>
              </table:table-cell>
            </table:table-row>
            <table:table-row table:style-name="ro4" table:default-cell-style-name="ce8">
              <table:table-cell table:style-name="ce7">
                <text:p text:style-name="P25"><text:span text:style-name="T24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4">4</text:span></text:p>
              </table:table-cell>
              <table:table-cell>
                <text:p text:style-name="P26"><text:span text:style-name="T24">4</text:span></text:p>
              </table:table-cell>
              <table:table-cell>
                <text:p text:style-name="P26"><text:span text:style-name="T24">4</text:span></text:p>
              </table:table-cell>
              <table:table-cell table:style-name="ce9">
                <text:p text:style-name="P26"><text:span text:style-name="T24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4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4">5</text:span></text:p>
              </table:table-cell>
              <table:table-cell>
                <text:p text:style-name="P26"><text:span text:style-name="T24">5</text:span></text:p>
              </table:table-cell>
              <table:table-cell table:style-name="ce12">
                <text:p text:style-name="P26"><text:span text:style-name="T24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7"><text:span text:style-name="T17">RAM = Realer Speicher</text:span><text:span text:style-name="T17"><text:tab/></text:span><text:span text:style-name="T17"><text:tab/></text:span><text:span text:style-name="T17">(x) = Seitenersetzung notwendig</text:span></text:p>
          <text:p text:style-name="P27"><text:span text:style-name="T17">PA = Paging Area</text:span><text:span text:style-name="T17"><text:tab/></text:span><text:span text:style-name="T17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13">
                <text:p text:style-name="P28"><text:span text:style-name="T25">Zugr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 table:style-name="ce14">
                <text:p text:style-name="P26"><text:span text:style-name="T26">3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6</text:span></text:p>
              </table:table-cell>
              <table:table-cell>
                <text:p text:style-name="P26"><text:span text:style-name="T26">0</text:span></text:p>
              </table:table-cell>
              <table:table-cell table:style-name="ce3">
                <text:p text:style-name="P26"><text:span text:style-name="T26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2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3" draw:text-style-name="P29" draw:layer="layout" svg:width="2.601cm" svg:height="0.599cm" svg:x="3.298cm" svg:y="8.32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4">Die Strategie zur Auswahl dieser zu verdrängenden Seite wird in einem </text:span><text:span text:style-name="T22">Seitenersetzungs-algorithmus</text:span><text:span text:style-name="T4"> festgelegt</text:span></text:p>
              </text:list-item>
              <text:list-item>
                <text:p text:style-name="P24"><text:span text:style-name="T16">Mögliche „bedarfsgerechte“ Strategien (</text:span><text:span text:style-name="T15">Demand-Paging</text:span><text:span text:style-name="T16">):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27">First-In, First-Out (FIFO)</text:span></text:p>
                  </text:list-item>
                  <text:list-item>
                    <text:p text:style-name="P30"><text:span text:style-name="T27">Not-Recently-Used (NRU)</text:span></text:p>
                  </text:list-item>
                  <text:list-item>
                    <text:p text:style-name="P30"><text:span text:style-name="T27">Second-Chance, Clock-Page</text:span></text:p>
                  </text:list-item>
                  <text:list-item>
                    <text:p text:style-name="P30"><text:span text:style-name="T27">Least-Recently-Used (LRU) </text:span></text:p>
                  </text:list-item>
                  <text:list-item>
                    <text:p text:style-name="P30"><text:span text:style-name="T27">Not-Frequently-Used (NFU)</text:span></text:p>
                  </text:list-item>
                  <text:list-item>
                    <text:p text:style-name="P30"><text:span text:style-name="T27"><text:s/></text:span><text:span text:style-name="T27">...</text:span></text:p>
                  </text:list-item>
                </text:list>
              </text:list-item>
              <text:list-item>
                <text:p text:style-name="P23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Beispiel für einen Aufbau eines Eintrags in der Seitentabelle</text:span></text:p>
              </text:list-item>
              <text:list-item>
                <text:p text:style-name="P23"><text:span text:style-name="T4">R- und M-Bit wichtig für Seitenersetzung</text:span></text:p>
              </text:list-item>
            </text:list>
          </draw:text-box>
        </draw:frame>
        <draw:custom-shape draw:name="Rectangle 5" draw:style-name="gr14" draw:text-style-name="P1" draw:layer="layout" svg:width="1.269cm" svg:height="1.481cm" svg:x="6.35cm" svg:y="8.908cm">
          <text:p text:style-name="P31"><text:span text:style-name="T16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" draw:layer="layout" svg:width="3.597cm" svg:height="1.481cm" svg:x="7.62cm" svg:y="8.908cm">
          <text:p text:style-name="P31"><text:span text:style-name="T16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1" draw:layer="layout" svg:width="1.269cm" svg:height="1.481cm" svg:x="11.218cm" svg:y="8.908cm">
          <text:p text:style-name="P31"><text:span text:style-name="T16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" draw:layer="layout" svg:width="7.619cm" svg:height="1.481cm" svg:x="12.488cm" svg:y="8.908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4" draw:text-style-name="P1" draw:layer="layout" svg:width="1.269cm" svg:height="1.481cm" svg:x="5.08cm" svg:y="8.908cm">
          <text:p text:style-name="P31"><text:span text:style-name="T16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" draw:text-style-name="P1" draw:layer="layout" svg:width="1.269cm" svg:height="1.481cm" svg:x="3.81cm" svg:y="8.908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2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2" draw:text-style-name="P1" draw:layer="layout" svg:width="17.636cm" svg:height="1.603cm" svg:x="7.026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5" draw:text-style-name="P1" draw:layer="layout" svg:x1="7.62cm" svg:y1="13.758cm" svg:x2="5.715cm" svg:y2="10.6cm">
          <text:p/>
        </draw:line>
        <draw:line draw:name="Line 19" draw:style-name="gr15" draw:text-style-name="P1" draw:layer="layout" svg:x1="8.043cm" svg:y1="12.082cm" svg:x2="7.196cm" svg:y2="10.389cm">
          <text:p/>
        </draw:line>
        <draw:custom-shape draw:name="Text Box 29" draw:style-name="gr12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2"><text:span text:style-name="T4">First-In First-Out: Die älteste Seite wird ersetzt</text:span></text:p>
              </text:list-item>
              <text:list-item>
                <text:p text:style-name="P32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16">FIFO-Liste über alle Seitentabelleneinträge</text:span></text:p>
                  </text:list-item>
                  <text:list-item>
                    <text:p text:style-name="P33"><text:span text:style-name="T16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2"><text:span text:style-name="T4">Nachteil: Wirft möglicherweise wichtige Seiten aus dem Hauptspeicher</text:span></text:p>
              </text:list-item>
              <text:list-item>
                <text:p text:style-name="P32"><text:span text:style-name="T4">R-Bit nicht notwendig</text:span></text:p>
              </text:list-item>
              <text:list-item>
                <text:p text:style-name="P32"><text:span text:style-name="T4">Seitentabelleneintrag:</text:span></text:p>
              </text:list-item>
            </text:list>
            <text:p text:style-name="P34"><text:span text:style-name="T16"/></text:p>
          </draw:text-box>
        </draw:frame>
        <draw:custom-shape draw:name="Rectangle 4" draw:style-name="gr16" draw:text-style-name="P1" draw:layer="layout" svg:width="1.269cm" svg:height="1.481cm" svg:x="15.34cm" svg:y="15.646cm">
          <text:p text:style-name="P31"><text:span text:style-name="T16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" draw:layer="layout" svg:width="7.619cm" svg:height="1.481cm" svg:x="16.61cm" svg:y="15.646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" draw:layer="layout" svg:width="1.269cm" svg:height="1.481cm" svg:x="14.07cm" svg:y="15.646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" draw:layer="layout" svg:width="1.269cm" svg:height="1.481cm" svg:x="12.8cm" svg:y="15.646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6" draw:text-style-name="P1" draw:layer="layout" svg:width="1.269cm" svg:height="1.481cm" svg:x="10.791cm" svg:y="7.197cm">
          <text:p text:style-name="P31"><text:span text:style-name="T16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1" draw:layer="layout" svg:width="7.619cm" svg:height="1.481cm" svg:x="12.065cm" svg:y="7.197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0.846cm" svg:height="0.846cm" svg:x="5.499cm" svg:y="6.954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2" draw:text-style-name="P1" draw:layer="layout" svg:width="5.274cm" svg:height="1.013cm" svg:x="13.02cm" svg:y="5.896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1cm" svg:y="8.678cm">
          <text:p text:style-name="P31"><text:span text:style-name="T16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65cm" svg:y="8.678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1" draw:layer="layout" svg:width="1.172cm" svg:height="1.098cm" svg:x="11.624cm" svg:y="13.092cm">
          <text:p text:style-name="P12"><text:span text:style-name="T16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8" draw:text-style-name="P1" draw:layer="layout" svg:width="0.846cm" svg:height="0.846cm" svg:x="5.499cm" svg:y="9.28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1" draw:layer="layout" svg:width="0.846cm" svg:height="0.846cm" svg:x="6.346cm" svg:y="9.28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5" draw:text-style-name="P1" draw:layer="layout" svg:x1="6.98cm" svg:y1="9.723cm" svg:x2="10.79cm" svg:y2="9.494cm">
          <text:p/>
        </draw:line>
        <draw:custom-shape draw:name="Text Box 40" draw:style-name="gr12" draw:text-style-name="P1" draw:layer="layout" svg:width="4.715cm" svg:height="1.013cm" svg:x="3.789cm" svg:y="5.896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2" draw:text-style-name="P1" draw:layer="layout" svg:width="4.859cm" svg:height="2.618cm" svg:x="1.612cm" svg:y="8.365cm">
          <text:p text:style-name="P12"><text:span text:style-name="T17">Ältestes Element </text:span></text:p>
          <text:p text:style-name="P12"><text:span text:style-name="T17">(oben)</text:span></text:p>
          <text:p text:style-name="P12"><text:span text:style-name="T17">„</text:span><text:span text:style-name="T17">Opfer“ für </text:span></text:p>
          <text:p text:style-name="P12"><text:span text:style-name="T17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5.922cm" svg:y1="7.377cm" svg:x2="5.922cm" svg:y2="9.282cm">
          <text:p/>
        </draw:line>
        <draw:g draw:name="Group 43">
          <draw:custom-shape draw:name="Rectangle 44" draw:style-name="gr18" draw:text-style-name="P1" draw:layer="layout" svg:width="0.846cm" svg:height="0.846cm" svg:x="5.499cm" svg:y="11.39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8" draw:text-style-name="P1" draw:layer="layout" svg:width="0.846cm" svg:height="0.846cm" svg:x="6.346cm" svg:y="11.39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922cm" svg:y1="9.705cm" svg:x2="5.922cm" svg:y2="11.399cm">
          <text:p/>
        </draw:line>
        <draw:g draw:name="Group 50">
          <draw:custom-shape draw:name="Rectangle 51" draw:style-name="gr18" draw:text-style-name="P1" draw:layer="layout" svg:width="0.846cm" svg:height="0.846cm" svg:x="5.499cm" svg:y="13.516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8" draw:text-style-name="P1" draw:layer="layout" svg:width="0.846cm" svg:height="0.846cm" svg:x="6.346cm" svg:y="13.516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5" draw:text-style-name="P1" draw:layer="layout" svg:x1="6.98cm" svg:y1="11.822cm" svg:x2="10.79cm" svg:y2="8.435cm">
          <text:p/>
        </draw:line>
        <draw:line draw:name="Line 54" draw:style-name="gr15" draw:text-style-name="P1" draw:layer="layout" svg:x1="5.922cm" svg:y1="11.822cm" svg:x2="5.922cm" svg:y2="13.515cm">
          <text:p/>
        </draw:line>
        <draw:g draw:name="Group 55">
          <draw:custom-shape draw:name="Rectangle 56" draw:style-name="gr18" draw:text-style-name="P1" draw:layer="layout" svg:width="0.846cm" svg:height="0.846cm" svg:x="5.499cm" svg:y="15.63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8" draw:text-style-name="P1" draw:layer="layout" svg:width="0.846cm" svg:height="0.846cm" svg:x="6.346cm" svg:y="15.63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5" draw:text-style-name="P1" draw:layer="layout" svg:x1="6.98cm" svg:y1="16.073cm" svg:x2="10.79cm" svg:y2="12.88cm">
          <text:p/>
        </draw:line>
        <draw:line draw:name="Line 59" draw:style-name="gr15" draw:text-style-name="P1" draw:layer="layout" svg:x1="5.922cm" svg:y1="13.939cm" svg:x2="5.922cm" svg:y2="15.632cm">
          <text:p/>
        </draw:line>
        <draw:line draw:name="Line 46" draw:style-name="gr15" draw:text-style-name="P1" draw:layer="layout" svg:x1="6.768cm" svg:y1="13.939cm" svg:x2="10.79cm" svg:y2="10.975cm">
          <text:p/>
        </draw:line>
        <draw:custom-shape draw:name="Text Box 60" draw:style-name="gr12" draw:text-style-name="P1" draw:layer="layout" svg:width="4.715cm" svg:height="1.435cm" svg:x="1.69cm" svg:y="16.126cm">
          <text:p text:style-name="P12"><text:span text:style-name="T17">Neue Seiten </text:span></text:p>
          <text:p text:style-name="P12"><text:span text:style-name="T17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1cm" svg:y="10.16cm">
          <text:p text:style-name="P31"><text:span text:style-name="T16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65cm" svg:y="10.16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5cm" svg:y="11.642cm">
          <text:p text:style-name="P31"><text:span text:style-name="T16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69cm" svg:y="11.642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5cm" svg:y="14.393cm">
          <text:p text:style-name="P31"><text:span text:style-name="T16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69cm" svg:y="14.393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9cm" svg:y="15.875cm">
          <text:p text:style-name="P31"><text:span text:style-name="T16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74cm" svg:y="15.875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FIFO</text:span></text:p>
          </draw:text-box>
        </draw:frame>
        <draw:frame draw:name="Rectangle 3" presentation:style-name="pr11" draw:text-style-name="P36" draw:layer="layout" svg:width="21.236cm" svg:height="2.327cm" svg:x="2.046cm" svg:y="3.598cm" presentation:class="outline" presentation:user-transformed="true">
          <draw:text-box>
            <text:list text:style-name="L7">
              <text:list-item>
                <text:p text:style-name="P35"><text:span text:style-name="T27">Zugriffsreihenfolge: 0-1-2-3-4-0-1-5-6-0-1</text:span></text:p>
              </text:list-item>
              <text:list-item>
                <text:p text:style-name="P35"><text:span text:style-name="T27">Nach FIFO: 4 zusätzliche Ersetzungen im Vergleich zu Belady </text:span></text:p>
              </text:list-item>
            </text:list>
          </draw:text-box>
        </draw:frame>
        <draw:frame draw:name="Group 136" draw:style-name="standard" draw:layer="layout" svg:width="16.87cm" svg:height="9.212cm" svg:x="4.229cm" svg:y="7.64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15">
                <text:p text:style-name="P37"><text:span text:style-name="T29">RAM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4">(3)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4">(1)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4">(0)</text:span></text:p>
              </table:table-cell>
              <table:table-cell table:style-name="ce3">
                <text:p text:style-name="P26"><text:span text:style-name="T26">0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29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4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4">(5)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6">
                <text:p text:style-name="P26"><text:span text:style-name="T24">(1)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30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4">(0)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4">(6)</text:span></text:p>
              </table:table-cell>
              <table:table-cell>
                <text:p text:style-name="P26"><text:span text:style-name="T26">6</text:span></text:p>
              </table:table-cell>
              <table:table-cell table:style-name="ce6">
                <text:p text:style-name="P26"><text:span text:style-name="T26">6</text:span></text:p>
              </table:table-cell>
            </table:table-row>
            <table:table-row table:style-name="ro3" table:default-cell-style-name="ce8">
              <table:table-cell table:style-name="ce17">
                <text:p text:style-name="P38"><text:span text:style-name="T26">PA</text:span></text:p>
              </table:table-cell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 table:style-name="ce9">
                <text:p text:style-name="P26"><text:span text:style-name="T26">2</text:span></text:p>
              </table:table-cell>
            </table:table-row>
            <table:table-row table:style-name="ro3" table:default-cell-style-name="ce8">
              <table:table-cell table:style-name="ce17">
                <text:p text:style-name="P38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9">
                <text:p text:style-name="P26"><text:span text:style-name="T26">3</text:span></text:p>
              </table:table-cell>
            </table:table-row>
            <table:table-row table:style-name="ro3" table:default-cell-style-name="ce8">
              <table:table-cell table:style-name="ce17">
                <text:p text:style-name="P38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11">
              <table:table-cell table:style-name="ce18">
                <text:p text:style-name="P38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 table:style-name="ce12">
                <text:p text:style-name="P26"><text:span text:style-name="T26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134" draw:style-name="gr7" draw:text-style-name="P1" draw:layer="layout" svg:width="20.319cm" svg:height="1.692cm" svg:x="3.998cm" svg:y="17.125cm">
          <text:p text:style-name="P27"><text:span text:style-name="T17">RAM = Realer Speicher</text:span><text:span text:style-name="T17"><text:tab/></text:span><text:span text:style-name="T17"><text:tab/></text:span><text:span text:style-name="T17">(x) = Seitenersetzung notwendig</text:span></text:p>
          <text:p text:style-name="P27"><text:span text:style-name="T17">PA = Paging Area</text:span><text:span text:style-name="T17"><text:tab/></text:span><text:span text:style-name="T17"><text:tab/></text:span><text:span text:style-name="T17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1" draw:style-name="standard" draw:layer="layout" svg:width="16.87cm" svg:height="1.269cm" svg:x="4.229cm" svg:y="6.42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7" table:default-cell-style-name="ce2">
              <table:table-cell table:style-name="ce19">
                <text:p text:style-name="P39"><text:span text:style-name="T30">Zugr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6</text:span></text:p>
              </table:table-cell>
              <table:table-cell>
                <text:p text:style-name="P26"><text:span text:style-name="T26">0</text:span></text:p>
              </table:table-cell>
              <table:table-cell table:style-name="ce3">
                <text:p text:style-name="P26"><text:span text:style-name="T26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40"><text:span text:style-name="T31">Not Recently Used</text:span></text:p>
              </text:list-item>
              <text:list-item>
                <text:p text:style-name="P40"><text:span text:style-name="T31">Seiten, die </text:span><text:span text:style-name="T32">in letzter Zeit nicht genutzt wurden</text:span><text:span text:style-name="T31">, sind Kandidaten für die Verdrängung </text:span></text:p>
              </text:list-item>
              <text:list-item>
                <text:p text:style-name="P40"><text:span text:style-name="T31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16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2"><text:span text:style-name="T27">1) R = 0, M = 0 (Seiten werden als erstes ausgelagert)</text:span></text:p>
                      </text:list-item>
                      <text:list-item>
                        <text:p text:style-name="P42"><text:span text:style-name="T27">2) R = 0, M = 1 (Verändert im vorhergehenden Intervall)</text:span></text:p>
                      </text:list-item>
                      <text:list-item>
                        <text:p text:style-name="P42"><text:span text:style-name="T27">3) R = 1, M = 0 (Nur lesender Zugriff im aktuellen Intervall)</text:span></text:p>
                      </text:list-item>
                      <text:list-item>
                        <text:p text:style-name="P42"><text:span text:style-name="T27">4) R = 1, M = 1 (Seiten werden als letztes ausgelagert)</text:span></text:p>
                      </text:list-item>
                    </text:list>
                  </text:list-item>
                  <text:list-item>
                    <text:p text:style-name="P41"><text:span text:style-name="T16">Modifizierte Seiten sind besser gestellt</text:span></text:p>
                  </text:list-item>
                  <text:list-item>
                    <text:p text:style-name="P41"><text:span text:style-name="T16">R-Bit wird periodisch vom Kernel zurückgesetzt, M-Bit nicht!</text:span></text:p>
                  </text:list-item>
                </text:list>
              </text:list-item>
            </text:list>
            <text:p text:style-name="P43"><text:span text:style-name="T22"/></text:p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Nur ein R- und M-Bit notwendig</text:span></text:p>
              </text:list-item>
            </text:list>
            <text:p text:style-name="P24"><text:span text:style-name="T16"/></text:p>
          </draw:text-box>
        </draw:frame>
        <draw:custom-shape draw:name="Rectangle 4" draw:style-name="gr19" draw:text-style-name="P1" draw:layer="layout" svg:width="1.269cm" svg:height="1.481cm" svg:x="6.35cm" svg:y="8.89cm">
          <text:p text:style-name="P31"><text:span text:style-name="T16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1" draw:layer="layout" svg:width="3.597cm" svg:height="1.481cm" svg:x="7.62cm" svg:y="8.89cm">
          <text:p text:style-name="P31"><text:span text:style-name="T16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" draw:layer="layout" svg:width="7.619cm" svg:height="1.481cm" svg:x="13.758cm" svg:y="8.908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1" draw:layer="layout" svg:width="1.269cm" svg:height="1.481cm" svg:x="5.08cm" svg:y="8.89cm">
          <text:p text:style-name="P31"><text:span text:style-name="T16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" draw:layer="layout" svg:width="1.269cm" svg:height="1.481cm" svg:x="3.81cm" svg:y="8.89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7.62cm" svg:y1="13.758cm" svg:x2="5.715cm" svg:y2="10.6cm">
          <text:p/>
        </draw:line>
        <draw:line draw:name="Line 11" draw:style-name="gr15" draw:text-style-name="P1" draw:layer="layout" svg:x1="8.043cm" svg:y1="12.082cm" svg:x2="7.196cm" svg:y2="10.389cm">
          <text:p/>
        </draw:line>
        <draw:custom-shape draw:name="Text Box 12" draw:style-name="gr12" draw:text-style-name="P1" draw:layer="layout" svg:width="8.585cm" svg:height="0.927cm" svg:x="7.506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2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4"><text:span text:style-name="T33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16">Verbesserung von FIFO</text:span></text:p>
                  </text:list-item>
                  <text:list-item>
                    <text:p text:style-name="P33"><text:span text:style-name="T16">Auch das R-Bit (Referenz-Bit) wird inspiziert </text:span><text:span text:style-name="T34"></text:span><text:span text:style-name="T16"> Aging </text:span></text:p>
                  </text:list-item>
                  <text:list-item>
                    <text:p text:style-name="P33"><text:span text:style-name="T16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5"><text:span text:style-name="T27">Achtung: Einlagerung nicht gleich Nutzung!</text:span></text:p>
                      </text:list-item>
                    </text:list>
                  </text:list-item>
                  <text:list-item>
                    <text:p text:style-name="P33"><text:span text:style-name="T16">Wenn alle Seiten schon referenziert wurden, entspricht die Auswahl der zu ersetzenden Seite dem FIFO-Algorithmus</text:span></text:p>
                  </text:list-item>
                  <text:list-item>
                    <text:p text:style-name="P24"><text:span text:style-name="T16">Seitentabelleneintrag:</text:span></text:p>
                  </text:list-item>
                </text:list>
              </text:list-item>
            </text:list>
            <text:p text:style-name="P34"><text:span text:style-name="T16"/></text:p>
          </draw:text-box>
        </draw:frame>
        <draw:custom-shape draw:name="Rectangle 4" draw:style-name="gr16" draw:text-style-name="P1" draw:layer="layout" svg:width="1.269cm" svg:height="1.481cm" svg:x="9.64cm" svg:y="15.125cm">
          <text:p text:style-name="P31"><text:span text:style-name="T16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" draw:layer="layout" svg:width="7.619cm" svg:height="1.481cm" svg:x="10.901cm" svg:y="15.125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1" draw:layer="layout" svg:width="1.269cm" svg:height="1.481cm" svg:x="8.37cm" svg:y="15.125cm">
          <text:p text:style-name="P31"><text:span text:style-name="T16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" draw:layer="layout" svg:width="1.269cm" svg:height="1.481cm" svg:x="7.1cm" svg:y="15.125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4"><text:span text:style-name="T33">Clock Page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22">Implementierungsverbesserung</text:span><text:span text:style-name="T4"> zu Second Chance</text:span></text:p>
                  </text:list-item>
                  <text:list-item>
                    <text:p text:style-name="P23"><text:span text:style-name="T4">Seiten werden in zirkulierender Liste wie eine Uhr verwaltet</text:span></text:p>
                  </text:list-item>
                  <text:list-item>
                    <text:p text:style-name="P23"><text:span text:style-name="T4">Bei einem Seitenfehler wird immer die Seite untersucht, auf die gerade der „Uhrzeiger“ verweist, der </text:span><text:span text:style-name="T22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3"><text:span text:style-name="T22">Clock Page Algorithmus</text:span></text:p>
              </text:list-item>
            </text:list>
          </draw:text-box>
        </draw:frame>
        <draw:g draw:name="Group 4">
          <draw:custom-shape draw:name="Rectangle 5" draw:style-name="gr20" draw:text-style-name="P1" draw:layer="layout" svg:width="1.269cm" svg:height="1.057cm" svg:x="7.197cm" svg:y="6.35cm">
            <text:p text:style-name="P31"><text:span text:style-name="T16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0" draw:text-style-name="P1" draw:layer="layout" svg:width="1.269cm" svg:height="1.057cm" svg:x="9.525cm" svg:y="6.773cm">
            <text:p text:style-name="P31"><text:span text:style-name="T16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0" draw:text-style-name="P1" draw:layer="layout" svg:width="1.269cm" svg:height="1.057cm" svg:x="11.007cm" svg:y="8.467cm">
            <text:p text:style-name="P31"><text:span text:style-name="T16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0" draw:text-style-name="P1" draw:layer="layout" svg:width="1.269cm" svg:height="1.057cm" svg:x="11.642cm" svg:y="10.372cm">
            <text:p text:style-name="P31"><text:span text:style-name="T16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0" draw:text-style-name="P1" draw:layer="layout" svg:width="1.269cm" svg:height="1.057cm" svg:x="11.218cm" svg:y="12.277cm">
            <text:p text:style-name="P31"><text:span text:style-name="T16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0" draw:text-style-name="P1" draw:layer="layout" svg:width="1.269cm" svg:height="1.057cm" svg:x="9.313cm" svg:y="13.335cm">
            <text:p text:style-name="P31"><text:span text:style-name="T16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0" draw:text-style-name="P1" draw:layer="layout" svg:width="1.269cm" svg:height="1.057cm" svg:x="7.197cm" svg:y="13.97cm">
            <text:p text:style-name="P31"><text:span text:style-name="T16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1" draw:layer="layout" svg:width="1.269cm" svg:height="1.057cm" svg:x="5.08cm" svg:y="6.985cm">
            <text:p text:style-name="P31"><text:span text:style-name="T16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0" draw:text-style-name="P1" draw:layer="layout" svg:width="1.269cm" svg:height="1.057cm" svg:x="4.022cm" svg:y="8.467cm">
            <text:p text:style-name="P31"><text:span text:style-name="T16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0" draw:text-style-name="P1" draw:layer="layout" svg:width="1.269cm" svg:height="1.057cm" svg:x="3.387cm" svg:y="10.16cm">
            <text:p text:style-name="P31"><text:span text:style-name="T16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0" draw:text-style-name="P1" draw:layer="layout" svg:width="1.269cm" svg:height="1.057cm" svg:x="3.81cm" svg:y="11.642cm">
            <text:p text:style-name="P31"><text:span text:style-name="T16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0" draw:text-style-name="P1" draw:layer="layout" svg:width="1.269cm" svg:height="1.057cm" svg:x="5.292cm" svg:y="13.123cm">
            <text:p text:style-name="P31"><text:span text:style-name="T16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1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6"><text:span text:style-name="T9">Bei page fault:</text:span></text:p>
          <text:list text:style-name="L11">
            <text:list-item>
              <text:list>
                <text:list-item>
                  <text:p text:style-name="P47"><text:span text:style-name="T9">Seite, auf die Zeiger verweist wird ausgelagert, falls R-Bit = 0</text:span></text:p>
                </text:list-item>
                <text:list-item>
                  <text:p text:style-name="P47"><text:span text:style-name="T9">Wenn R = 1, wird R = 0 gesetzt und der Zeiger auf die nächste Seite gestellt</text:span></text:p>
                </text:list-item>
                <text:list-item>
                  <text:p text:style-name="P47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2" draw:text-style-name="P1" draw:layer="layout" svg:width="4.931cm" svg:height="0.674cm" svg:x="18.858cm" svg:y="17.044cm">
          <text:p text:style-name="P12"><text:span text:style-name="T19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200000B00000AD7A0000863E1DF5A8A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8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16">Der Zeitpunkt, seit dem die Seite unbenutzt ist, wird gemessen </text:span><text:span text:style-name="T34"></text:span><text:span text:style-name="T16"> quantitative Zeitmessung notwendig</text:span></text:p>
                  </text:list-item>
                </text:list>
              </text:list-item>
              <text:list-item>
                <text:p text:style-name="P48"><text:span text:style-name="T4">Gute Ergebnisse</text:span></text:p>
              </text:list-item>
              <text:list-item>
                <text:p text:style-name="P48"><text:span text:style-name="T4">Aber: Verfahren ist </text:span><text:span text:style-name="T22">aufwändig</text:span><text:span text:style-name="T4"> zu realisieren:</text:span><text:span text:style-name="T16"> </text:span></text:p>
                <text:list>
                  <text:list-item>
                    <text:p text:style-name="P18"><text:span text:style-name="T16">Z.B.: Verkettete Liste mit den am weitesten in der Vergangenheit <text:s/>verwendeten Seiten am Anfang (absteigend sortiert)</text:span></text:p>
                  </text:list-item>
                  <text:list-item>
                    <text:p text:style-name="P18"><text:span text:style-name="T16">Update der Liste bei </text:span><text:span text:style-name="T15">jedem</text:span><text:span text:style-name="T16"> Zugriff auf den Speicher (Aufwand des Umhängens!) </text:span></text:p>
                  </text:list-item>
                  <text:list-item>
                    <text:p text:style-name="P18"><text:span text:style-name="T16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LRU-Liste muss verwaltet werden (Umhängen ist aufwändig)</text:span></text:p>
              </text:list-item>
            </text:list>
            <text:p text:style-name="P24"><text:span text:style-name="T16"/></text:p>
          </draw:text-box>
        </draw:frame>
        <draw:g draw:name="Group 4">
          <draw:custom-shape draw:name="Rectangle 5" draw:style-name="gr16" draw:text-style-name="P1" draw:layer="layout" svg:width="1.269cm" svg:height="1.481cm" svg:x="9.525cm" svg:y="7.566cm">
            <text:p text:style-name="P31"><text:span text:style-name="T16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2" draw:text-style-name="P1" draw:layer="layout" svg:width="3.597cm" svg:height="1.481cm" svg:x="10.795cm" svg:y="7.566cm">
            <text:p text:style-name="P31"><text:span text:style-name="T16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1" draw:layer="layout" svg:width="7.619cm" svg:height="1.481cm" svg:x="14.393cm" svg:y="7.566cm">
            <text:p text:style-name="P31"><text:span text:style-name="T16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7" draw:text-style-name="P1" draw:layer="layout" svg:width="0.846cm" svg:height="0.846cm" svg:x="4.233cm" svg:y="7.354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" draw:text-style-name="P1" draw:layer="layout" svg:width="5.274cm" svg:height="1.013cm" svg:x="12.42cm" svg:y="6.296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6" draw:text-style-name="P1" draw:layer="layout" svg:width="1.269cm" svg:height="1.481cm" svg:x="9.525cm" svg:y="9.047cm">
            <text:p text:style-name="P31"><text:span text:style-name="T16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1" draw:layer="layout" svg:width="3.597cm" svg:height="1.481cm" svg:x="10.795cm" svg:y="9.047cm">
            <text:p text:style-name="P31"><text:span text:style-name="T16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4" draw:text-style-name="P1" draw:layer="layout" svg:width="7.619cm" svg:height="1.481cm" svg:x="14.393cm" svg:y="9.047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6" draw:text-style-name="P1" draw:layer="layout" svg:width="1.269cm" svg:height="1.481cm" svg:x="9.525cm" svg:y="10.529cm">
            <text:p text:style-name="P31"><text:span text:style-name="T16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2" draw:text-style-name="P1" draw:layer="layout" svg:width="3.597cm" svg:height="1.481cm" svg:x="10.795cm" svg:y="10.529cm">
            <text:p text:style-name="P31"><text:span text:style-name="T16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4" draw:text-style-name="P1" draw:layer="layout" svg:width="7.619cm" svg:height="1.481cm" svg:x="14.393cm" svg:y="10.529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6" draw:text-style-name="P1" draw:layer="layout" svg:width="1.269cm" svg:height="1.481cm" svg:x="9.525cm" svg:y="12.011cm">
            <text:p text:style-name="P31"><text:span text:style-name="T16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2" draw:text-style-name="P1" draw:layer="layout" svg:width="3.597cm" svg:height="1.481cm" svg:x="10.795cm" svg:y="12.011cm">
            <text:p text:style-name="P31"><text:span text:style-name="T16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4" draw:text-style-name="P1" draw:layer="layout" svg:width="7.619cm" svg:height="1.481cm" svg:x="14.393cm" svg:y="12.011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2" draw:text-style-name="P1" draw:layer="layout" svg:width="1.172cm" svg:height="1.098cm" svg:x="10.359cm" svg:y="13.492cm">
          <text:p text:style-name="P12"><text:span text:style-name="T16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8" draw:text-style-name="P1" draw:layer="layout" svg:width="0.846cm" svg:height="0.846cm" svg:x="4.233cm" svg:y="9.68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1" draw:layer="layout" svg:width="0.846cm" svg:height="0.846cm" svg:x="5.08cm" svg:y="9.68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715cm" svg:y1="10.123cm" svg:x2="9.525cm" svg:y2="9.894cm">
          <text:p/>
        </draw:line>
        <draw:custom-shape draw:name="Text Box 35" draw:style-name="gr12" draw:text-style-name="P1" draw:layer="layout" svg:width="4.715cm" svg:height="1.013cm" svg:x="2.524cm" svg:y="6.296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3.776cm" svg:height="3.801cm" svg:x="0.431cm" svg:y="8.765cm">
          <text:p text:style-name="P12"><text:span text:style-name="T17">Am längsten </text:span></text:p>
          <text:p text:style-name="P12"><text:span text:style-name="T17">unbenutztes</text:span></text:p>
          <text:p text:style-name="P12"><text:span text:style-name="T17"><text:s/></text:span><text:span text:style-name="T17">Element </text:span></text:p>
          <text:p text:style-name="P12"><text:span text:style-name="T17">(oben)</text:span></text:p>
          <text:p text:style-name="P12"><text:span text:style-name="T17">„</text:span><text:span text:style-name="T17">Opfer“ für </text:span></text:p>
          <text:p text:style-name="P12"><text:span text:style-name="T17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7.777cm" svg:x2="4.656cm" svg:y2="9.682cm">
          <text:p/>
        </draw:line>
        <draw:g draw:name="Group 38">
          <draw:custom-shape draw:name="Rectangle 39" draw:style-name="gr18" draw:text-style-name="P1" draw:layer="layout" svg:width="0.846cm" svg:height="0.846cm" svg:x="4.233cm" svg:y="11.79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1" draw:layer="layout" svg:width="0.846cm" svg:height="0.846cm" svg:x="5.08cm" svg:y="11.79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10.105cm" svg:x2="4.656cm" svg:y2="11.799cm">
          <text:p/>
        </draw:line>
        <draw:custom-shape draw:name="Text Box 42" draw:style-name="gr12" draw:text-style-name="P1" draw:layer="layout" svg:width="4.61cm" svg:height="1.435cm" svg:x="7.341cm" svg:y="5.872cm">
          <text:p text:style-name="P12"><text:span text:style-name="T17">Zeitstempel der </text:span></text:p>
          <text:p text:style-name="P12"><text:span text:style-name="T17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3" draw:text-style-name="P1" draw:layer="layout" svg:x1="11.006cm" svg:y1="6.93cm" svg:x2="11.43cm" svg:y2="7.777cm">
          <text:p/>
        </draw:line>
        <draw:g draw:name="Group 44">
          <draw:custom-shape draw:name="Rectangle 45" draw:style-name="gr18" draw:text-style-name="P1" draw:layer="layout" svg:width="0.846cm" svg:height="0.846cm" svg:x="4.233cm" svg:y="13.916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8" draw:text-style-name="P1" draw:layer="layout" svg:width="0.846cm" svg:height="0.846cm" svg:x="5.08cm" svg:y="13.916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2.222cm" svg:x2="9.525cm" svg:y2="8.835cm">
          <text:p/>
        </draw:line>
        <draw:line draw:name="Line 48" draw:style-name="gr15" draw:text-style-name="P1" draw:layer="layout" svg:x1="4.656cm" svg:y1="12.222cm" svg:x2="4.656cm" svg:y2="13.915cm">
          <text:p/>
        </draw:line>
        <draw:g draw:name="Group 49">
          <draw:custom-shape draw:name="Rectangle 50" draw:style-name="gr18" draw:text-style-name="P1" draw:layer="layout" svg:width="0.846cm" svg:height="0.846cm" svg:x="4.233cm" svg:y="16.03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8" draw:text-style-name="P1" draw:layer="layout" svg:width="0.846cm" svg:height="0.846cm" svg:x="5.08cm" svg:y="16.03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6.473cm" svg:x2="9.525cm" svg:y2="13.28cm">
          <text:p/>
        </draw:line>
        <draw:line draw:name="Line 53" draw:style-name="gr15" draw:text-style-name="P1" draw:layer="layout" svg:x1="4.656cm" svg:y1="14.339cm" svg:x2="4.656cm" svg:y2="16.032cm">
          <text:p/>
        </draw:line>
        <draw:line draw:name="Line 54" draw:style-name="gr15" draw:text-style-name="P1" draw:layer="layout" svg:x1="5.503cm" svg:y1="14.339cm" svg:x2="9.525cm" svg:y2="11.375cm">
          <text:p/>
        </draw:line>
        <draw:custom-shape draw:name="Text Box 55" draw:style-name="gr24" draw:text-style-name="P1" draw:layer="layout" svg:width="8.201cm" svg:height="1.433cm" svg:x="9.701cm" svg:y="14.926cm">
          <text:p text:style-name="P12"><text:span text:style-name="T17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6" draw:text-style-name="P1" draw:layer="layout" svg:width="1.269cm" svg:height="1.481cm" svg:x="9.525cm" svg:y="8.514cm">
            <text:p text:style-name="P31"><text:span text:style-name="T16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1" draw:layer="layout" svg:width="3.597cm" svg:height="1.481cm" svg:x="10.795cm" svg:y="8.514cm">
            <text:p text:style-name="P31"><text:span text:style-name="T27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1" draw:layer="layout" svg:width="7.619cm" svg:height="1.481cm" svg:x="14.393cm" svg:y="8.514cm">
            <text:p text:style-name="P31"><text:span text:style-name="T16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7" draw:text-style-name="P1" draw:layer="layout" svg:width="0.846cm" svg:height="0.846cm" svg:x="4.233cm" svg:y="8.302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" draw:text-style-name="P1" draw:layer="layout" svg:width="5.274cm" svg:height="1.013cm" svg:x="12.42cm" svg:y="7.244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6" draw:text-style-name="P1" draw:layer="layout" svg:width="1.269cm" svg:height="1.481cm" svg:x="9.525cm" svg:y="9.996cm">
            <text:p text:style-name="P31"><text:span text:style-name="T16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1" draw:layer="layout" svg:width="3.597cm" svg:height="1.481cm" svg:x="10.795cm" svg:y="9.996cm">
            <text:p text:style-name="P31"><text:span text:style-name="T16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4" draw:text-style-name="P1" draw:layer="layout" svg:width="7.619cm" svg:height="1.481cm" svg:x="14.393cm" svg:y="9.996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6" draw:text-style-name="P1" draw:layer="layout" svg:width="1.269cm" svg:height="1.481cm" svg:x="9.525cm" svg:y="11.477cm">
            <text:p text:style-name="P31"><text:span text:style-name="T16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2" draw:text-style-name="P1" draw:layer="layout" svg:width="3.597cm" svg:height="1.481cm" svg:x="10.795cm" svg:y="11.477cm">
            <text:p text:style-name="P31"><text:span text:style-name="T16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4" draw:text-style-name="P1" draw:layer="layout" svg:width="7.619cm" svg:height="1.481cm" svg:x="14.393cm" svg:y="11.477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6" draw:text-style-name="P1" draw:layer="layout" svg:width="1.269cm" svg:height="1.481cm" svg:x="9.525cm" svg:y="12.959cm">
            <text:p text:style-name="P31"><text:span text:style-name="T16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2" draw:text-style-name="P1" draw:layer="layout" svg:width="3.597cm" svg:height="1.481cm" svg:x="10.795cm" svg:y="12.959cm">
            <text:p text:style-name="P31"><text:span text:style-name="T16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4" draw:text-style-name="P1" draw:layer="layout" svg:width="7.619cm" svg:height="1.481cm" svg:x="14.393cm" svg:y="12.959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2" draw:text-style-name="P1" draw:layer="layout" svg:width="1.172cm" svg:height="1.098cm" svg:x="10.359cm" svg:y="14.441cm">
          <text:p text:style-name="P12"><text:span text:style-name="T16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8" draw:text-style-name="P1" draw:layer="layout" svg:width="0.846cm" svg:height="0.846cm" svg:x="4.233cm" svg:y="10.63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8" draw:text-style-name="P1" draw:layer="layout" svg:width="0.846cm" svg:height="0.846cm" svg:x="5.08cm" svg:y="10.63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5" draw:text-style-name="P1" draw:layer="layout" svg:x1="5.715cm" svg:y1="11.071cm" svg:x2="9.525cm" svg:y2="10.842cm">
          <text:p/>
        </draw:line>
        <draw:custom-shape draw:name="Text Box 27" draw:style-name="gr12" draw:text-style-name="P1" draw:layer="layout" svg:width="4.715cm" svg:height="1.013cm" svg:x="2.524cm" svg:y="7.244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5" draw:text-style-name="P1" draw:layer="layout" svg:x1="4.656cm" svg:y1="8.725cm" svg:x2="4.656cm" svg:y2="10.63cm">
          <text:p/>
        </draw:line>
        <draw:g draw:name="Group 30">
          <draw:custom-shape draw:name="Rectangle 31" draw:style-name="gr26" draw:text-style-name="P1" draw:layer="layout" svg:width="0.846cm" svg:height="0.846cm" svg:x="4.233cm" svg:y="12.747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6" draw:text-style-name="P1" draw:layer="layout" svg:width="0.846cm" svg:height="0.846cm" svg:x="5.08cm" svg:y="12.747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5" draw:text-style-name="P1" draw:layer="layout" svg:x1="4.656cm" svg:y1="11.054cm" svg:x2="4.656cm" svg:y2="12.747cm">
          <text:p/>
        </draw:line>
        <draw:custom-shape draw:name="Text Box 34" draw:style-name="gr12" draw:text-style-name="P1" draw:layer="layout" svg:width="4.61cm" svg:height="1.435cm" svg:x="7.341cm" svg:y="6.821cm">
          <text:p text:style-name="P12"><text:span text:style-name="T17">Zeitstempel der </text:span></text:p>
          <text:p text:style-name="P12"><text:span text:style-name="T17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3" draw:text-style-name="P1" draw:layer="layout" svg:x1="11.006cm" svg:y1="7.879cm" svg:x2="11.43cm" svg:y2="8.725cm">
          <text:p/>
        </draw:line>
        <draw:g draw:name="Group 36">
          <draw:custom-shape draw:name="Rectangle 37" draw:style-name="gr18" draw:text-style-name="P1" draw:layer="layout" svg:width="0.846cm" svg:height="0.846cm" svg:x="4.233cm" svg:y="14.864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1" draw:layer="layout" svg:width="0.846cm" svg:height="0.846cm" svg:x="5.08cm" svg:y="14.864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5" draw:text-style-name="P1" draw:layer="layout" svg:x1="5.715cm" svg:y1="13.17cm" svg:x2="9.525cm" svg:y2="9.784cm">
          <text:p/>
        </draw:line>
        <draw:line draw:name="Line 40" draw:style-name="gr15" draw:text-style-name="P1" draw:layer="layout" svg:x1="4.656cm" svg:y1="13.17cm" svg:x2="4.656cm" svg:y2="14.864cm">
          <text:p/>
        </draw:line>
        <draw:g draw:name="Group 41">
          <draw:custom-shape draw:name="Rectangle 42" draw:style-name="gr18" draw:text-style-name="P1" draw:layer="layout" svg:width="0.846cm" svg:height="0.846cm" svg:x="4.233cm" svg:y="16.98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8" draw:text-style-name="P1" draw:layer="layout" svg:width="0.846cm" svg:height="0.846cm" svg:x="5.08cm" svg:y="16.98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5" draw:text-style-name="P1" draw:layer="layout" svg:x1="5.715cm" svg:y1="17.421cm" svg:x2="9.525cm" svg:y2="14.229cm">
          <text:p/>
        </draw:line>
        <draw:line draw:name="Line 45" draw:style-name="gr15" draw:text-style-name="P1" draw:layer="layout" svg:x1="4.656cm" svg:y1="15.287cm" svg:x2="4.656cm" svg:y2="16.98cm">
          <text:p/>
        </draw:line>
        <draw:line draw:name="Line 46" draw:style-name="gr15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Element in der Liste umhängen (1)</text:span></text:p>
              </text:list-item>
              <text:list-item>
                <text:p text:style-name="P23"><text:span text:style-name="T4">Element im Zugriff kommt an das Ende der Liste</text:span></text:p>
              </text:list-item>
            </text:list>
            <text:p text:style-name="P24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6" draw:text-style-name="P1" draw:layer="layout" svg:width="1.269cm" svg:height="1.481cm" svg:x="9.525cm" svg:y="7.611cm">
            <text:p text:style-name="P31"><text:span text:style-name="T16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51" draw:layer="layout" svg:width="3.597cm" svg:height="1.481cm" svg:x="10.795cm" svg:y="7.611cm">
            <text:p text:style-name="P50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1" draw:layer="layout" svg:width="7.619cm" svg:height="1.481cm" svg:x="14.393cm" svg:y="7.611cm">
            <text:p text:style-name="P31"><text:span text:style-name="T16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7" draw:text-style-name="P1" draw:layer="layout" svg:width="0.846cm" svg:height="0.846cm" svg:x="4.233cm" svg:y="7.4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" draw:layer="layout" svg:width="5.274cm" svg:height="1.013cm" svg:x="12.42cm" svg:y="6.341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6" draw:text-style-name="P1" draw:layer="layout" svg:width="1.269cm" svg:height="1.481cm" svg:x="9.525cm" svg:y="9.093cm">
            <text:p text:style-name="P31"><text:span text:style-name="T16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2" draw:text-style-name="P1" draw:layer="layout" svg:width="3.597cm" svg:height="1.481cm" svg:x="10.795cm" svg:y="9.093cm">
            <text:p text:style-name="P31"><text:span text:style-name="T16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4" draw:text-style-name="P1" draw:layer="layout" svg:width="7.619cm" svg:height="1.481cm" svg:x="14.393cm" svg:y="9.093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6" draw:text-style-name="P1" draw:layer="layout" svg:width="1.269cm" svg:height="1.481cm" svg:x="9.525cm" svg:y="10.575cm">
            <text:p text:style-name="P31"><text:span text:style-name="T16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" draw:layer="layout" svg:width="3.597cm" svg:height="1.481cm" svg:x="10.795cm" svg:y="10.575cm">
            <text:p text:style-name="P31"><text:span text:style-name="T16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4" draw:text-style-name="P1" draw:layer="layout" svg:width="7.619cm" svg:height="1.481cm" svg:x="14.393cm" svg:y="10.575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6" draw:text-style-name="P1" draw:layer="layout" svg:width="1.269cm" svg:height="1.481cm" svg:x="9.525cm" svg:y="12.056cm">
            <text:p text:style-name="P31"><text:span text:style-name="T16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2" draw:text-style-name="P1" draw:layer="layout" svg:width="3.597cm" svg:height="1.481cm" svg:x="10.795cm" svg:y="12.056cm">
            <text:p text:style-name="P31"><text:span text:style-name="T16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4" draw:text-style-name="P1" draw:layer="layout" svg:width="7.619cm" svg:height="1.481cm" svg:x="14.393cm" svg:y="12.056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2" draw:text-style-name="P1" draw:layer="layout" svg:width="1.172cm" svg:height="1.098cm" svg:x="10.359cm" svg:y="13.538cm">
          <text:p text:style-name="P12"><text:span text:style-name="T16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8" draw:text-style-name="P1" draw:layer="layout" svg:width="0.846cm" svg:height="0.846cm" svg:x="4.233cm" svg:y="9.72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8" draw:text-style-name="P1" draw:layer="layout" svg:width="0.846cm" svg:height="0.846cm" svg:x="5.08cm" svg:y="9.72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5" draw:text-style-name="P1" draw:layer="layout" svg:x1="5.715cm" svg:y1="10.168cm" svg:x2="9.525cm" svg:y2="9.939cm">
          <text:p/>
        </draw:line>
        <draw:custom-shape draw:name="Text Box 26" draw:style-name="gr12" draw:text-style-name="P1" draw:layer="layout" svg:width="4.715cm" svg:height="1.013cm" svg:x="2.524cm" svg:y="6.341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5" draw:text-style-name="P1" draw:layer="layout" svg:x1="4.656cm" svg:y1="7.822cm" svg:x2="4.656cm" svg:y2="9.727cm">
          <text:p/>
        </draw:line>
        <draw:g draw:name="Group 28">
          <draw:custom-shape draw:name="Rectangle 29" draw:style-name="gr26" draw:text-style-name="P1" draw:layer="layout" svg:width="0.846cm" svg:height="0.846cm" svg:x="1.499cm" svg:y="12.36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6" draw:text-style-name="P1" draw:layer="layout" svg:width="0.846cm" svg:height="0.846cm" svg:x="2.346cm" svg:y="12.36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7" draw:text-style-name="P1" draw:layer="layout" svg:x1="4.656cm" svg:y1="10.151cm" svg:x2="4.7cm" svg:y2="13.97cm">
          <text:p/>
        </draw:line>
        <draw:custom-shape draw:name="Text Box 32" draw:style-name="gr12" draw:text-style-name="P1" draw:layer="layout" svg:width="4.61cm" svg:height="1.435cm" svg:x="7.341cm" svg:y="5.918cm">
          <text:p text:style-name="P12"><text:span text:style-name="T17">Zeitstempel der </text:span></text:p>
          <text:p text:style-name="P12"><text:span text:style-name="T17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3" draw:text-style-name="P1" draw:layer="layout" svg:x1="11.006cm" svg:y1="6.976cm" svg:x2="11.43cm" svg:y2="7.822cm">
          <text:p/>
        </draw:line>
        <draw:g draw:name="Group 34">
          <draw:custom-shape draw:name="Rectangle 35" draw:style-name="gr18" draw:text-style-name="P1" draw:layer="layout" svg:width="0.846cm" svg:height="0.846cm" svg:x="4.233cm" svg:y="13.96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8" draw:text-style-name="P1" draw:layer="layout" svg:width="0.846cm" svg:height="0.846cm" svg:x="5.08cm" svg:y="13.96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5" draw:text-style-name="P1" draw:layer="layout" svg:x1="2.897cm" svg:y1="12.77cm" svg:x2="9.525cm" svg:y2="8.881cm">
          <text:p/>
        </draw:line>
        <draw:g draw:name="Group 39">
          <draw:custom-shape draw:name="Rectangle 40" draw:style-name="gr18" draw:text-style-name="P1" draw:layer="layout" svg:width="0.846cm" svg:height="0.846cm" svg:x="4.233cm" svg:y="16.07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8" draw:text-style-name="P1" draw:layer="layout" svg:width="0.846cm" svg:height="0.846cm" svg:x="5.08cm" svg:y="16.07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5" draw:text-style-name="P1" draw:layer="layout" svg:x1="5.715cm" svg:y1="16.518cm" svg:x2="9.525cm" svg:y2="13.326cm">
          <text:p/>
        </draw:line>
        <draw:line draw:name="Line 43" draw:style-name="gr15" draw:text-style-name="P1" draw:layer="layout" svg:x1="4.656cm" svg:y1="14.384cm" svg:x2="4.656cm" svg:y2="16.077cm">
          <text:p/>
        </draw:line>
        <draw:line draw:name="Line 44" draw:style-name="gr15" draw:text-style-name="P1" draw:layer="layout" svg:x1="5.503cm" svg:y1="14.384cm" svg:x2="9.525cm" svg:y2="11.421cm">
          <text:p/>
        </draw:line>
        <draw:custom-shape draw:name="Text Box 45" draw:style-name="gr24" draw:text-style-name="P1" draw:layer="layout" svg:width="11.799cm" svg:height="3.297cm" svg:x="9.701cm" svg:y="14.724cm">
          <text:list text:style-name="L12">
            <text:list-item>
              <text:p text:style-name="P17"><text:span text:style-name="T27">Umhängen erfordert 2 Operationen bei fast jedem Seitenzugriff!!</text:span></text:p>
            </text:list-item>
            <text:list-item>
              <text:p text:style-name="P17"><text:span text:style-name="T27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7" draw:text-style-name="P1" draw:layer="layout" svg:x1="4.497cm" svg:y1="16.571cm" svg:x2="1.9cm" svg:y2="13.37cm">
          <text:p/>
        </draw:line>
        <draw:custom-shape draw:name="Text Box 46" draw:style-name="gr24" draw:text-style-name="P52" draw:layer="layout" svg:width="1.299cm" svg:height="0.843cm" svg:x="4.701cm" svg:y="12.572cm">
          <text:p text:style-name="P12"><text:span text:style-name="T35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4" draw:text-style-name="P52" draw:layer="layout" svg:width="1.302cm" svg:height="0.843cm" svg:x="1.698cm" svg:y="14.57cm">
          <text:p text:style-name="P12"><text:span text:style-name="T35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Element in der Listen umhängen (2)</text:span></text:p>
              </text:list-item>
            </text:list>
            <text:p text:style-name="P24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LRU</text:span></text:p>
          </draw:text-box>
        </draw:frame>
        <draw:frame draw:name="Rectangle 3" presentation:style-name="pr11" draw:text-style-name="P36" draw:layer="layout" svg:width="21.236cm" svg:height="2.751cm" svg:x="2.2cm" svg:y="3.849cm" presentation:class="outline" presentation:user-transformed="true">
          <draw:text-box>
            <text:list text:style-name="L7">
              <text:list-item>
                <text:p text:style-name="P35"><text:span text:style-name="T27">Zugriffsreihenfolge: 0-1-2-3-4-0-1-5-6-0-1</text:span></text:p>
              </text:list-item>
              <text:list-item>
                <text:p text:style-name="P35"><text:span text:style-name="T27">Nach LRU: 8 Ersetzungen, hier wie FIFO (schlechtes Beispiel)</text:span></text:p>
              </text:list-item>
            </text:list>
          </draw:text-box>
        </draw:frame>
        <draw:frame draw:name="Group 192" draw:style-name="standard" draw:layer="layout" svg:width="16.87cm" svg:height="9.212cm" svg:x="4.083cm" svg:y="7.695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20">
                <text:p text:style-name="P53"><text:span text:style-name="T36">RAM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4">(3)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4">(1)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4">(0)</text:span></text:p>
              </table:table-cell>
              <table:table-cell table:style-name="ce3">
                <text:p text:style-name="P26"><text:span text:style-name="T26">0</text:span></text:p>
              </table:table-cell>
            </table:table-row>
            <table:table-row table:style-name="ro6" table:default-cell-style-name="ce5">
              <table:table-cell table:style-name="ce4">
                <text:p text:style-name="P53"><text:span text:style-name="T36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4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4">(5)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6">
                <text:p text:style-name="P26"><text:span text:style-name="T24">(1)</text:span></text:p>
              </table:table-cell>
            </table:table-row>
            <table:table-row table:style-name="ro6" table:default-cell-style-name="ce5">
              <table:table-cell table:style-name="ce4">
                <text:p text:style-name="P53"><text:span text:style-name="T36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4">(0)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4">(6)</text:span></text:p>
              </table:table-cell>
              <table:table-cell>
                <text:p text:style-name="P26"><text:span text:style-name="T26">6</text:span></text:p>
              </table:table-cell>
              <table:table-cell table:style-name="ce6">
                <text:p text:style-name="P26"><text:span text:style-name="T26">6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 table:style-name="ce9">
                <text:p text:style-name="P26"><text:span text:style-name="T26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9">
                <text:p text:style-name="P26"><text:span text:style-name="T26">3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 table:style-name="ce12">
                <text:p text:style-name="P26"><text:span text:style-name="T26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194" draw:style-name="standard" draw:layer="layout" svg:width="16.87cm" svg:height="1.366cm" svg:x="4.165cm" svg:y="6.013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8" table:default-cell-style-name="ce2">
              <table:table-cell table:style-name="ce19">
                <text:p text:style-name="P39"><text:span text:style-name="T30">Zugr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6</text:span></text:p>
              </table:table-cell>
              <table:table-cell>
                <text:p text:style-name="P26"><text:span text:style-name="T26">0</text:span></text:p>
              </table:table-cell>
              <table:table-cell table:style-name="ce3">
                <text:p text:style-name="P26"><text:span text:style-name="T26">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4" draw:style-name="gr7" draw:text-style-name="P1" draw:layer="layout" svg:width="20.319cm" svg:height="1.692cm" svg:x="3.852cm" svg:y="17.025cm">
          <text:p text:style-name="P27"><text:span text:style-name="T17">RAM = Realer Speicher</text:span><text:span text:style-name="T17"><text:tab/></text:span><text:span text:style-name="T17"><text:tab/></text:span><text:span text:style-name="T17">(x) = Seitenersetzung notwendig</text:span></text:p>
          <text:p text:style-name="P27"><text:span text:style-name="T17">PA = Paging Area</text:span><text:span text:style-name="T17"><text:tab/></text:span><text:span text:style-name="T17"><text:tab/></text:span><text:span text:style-name="T17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4"><text:span text:style-name="T16">Eine gute Annäherung an LRU bietet das </text:span><text:span text:style-name="T15">NFU</text:span><text:span text:style-name="T16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16">Diejenigen Seiten ersetzen, die in einem Zeitintervall </text:span><text:span text:style-name="T15">selten genutzt</text:span><text:span text:style-name="T16"> wurden</text:span></text:p>
                  </text:list-item>
                  <text:list-item>
                    <text:p text:style-name="P54"><text:span text:style-name="T16">Eintrag in der Seitentabelle erhält einen </text:span><text:span text:style-name="T15">Zugriffszähler</text:span><text:span text:style-name="T16"> (initialisiert mit dem Wert 0)</text:span></text:p>
                  </text:list-item>
                  <text:list-item>
                    <text:p text:style-name="P54"><text:span text:style-name="T16">Der Zähler wird bei Benutzung (R-Bit = 1) erhöht</text:span></text:p>
                  </text:list-item>
                  <text:list-item>
                    <text:p text:style-name="P54"><text:span text:style-name="T16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4"><text:span text:style-name="T15">Problem:</text:span><text:span text:style-name="T16"> Auch alte, häufig zugegriffene Seiten, die nicht mehr verwendet werden, werden nicht ausgelagert</text:span></text:p>
              </text:list-item>
              <text:list-item>
                <text:p text:style-name="P54"><text:span text:style-name="T16">Verbesserung: Alterung berücksichtigen </text:span><text:span text:style-name="T34"></text:span><text:span text:style-name="T16"> </text:span><text:span text:style-name="T15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NFU-Liste muss verwaltet werden</text:span></text:p>
              </text:list-item>
            </text:list>
            <text:p text:style-name="P24"><text:span text:style-name="T16"/></text:p>
          </draw:text-box>
        </draw:frame>
        <draw:custom-shape draw:name="Rectangle 8" draw:style-name="gr17" draw:text-style-name="P1" draw:layer="layout" svg:width="0.846cm" svg:height="0.846cm" svg:x="4.233cm" svg:y="6.35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" draw:text-style-name="P1" draw:layer="layout" svg:width="5.274cm" svg:height="1.013cm" svg:x="12.42cm" svg:y="5.292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8" draw:text-style-name="P1" draw:layer="layout" svg:width="0.846cm" svg:height="0.846cm" svg:x="4.233cm" svg:y="8.67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1" draw:layer="layout" svg:width="0.846cm" svg:height="0.846cm" svg:x="5.08cm" svg:y="8.67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697cm" svg:y1="9.123cm" svg:x2="9.498cm" svg:y2="7.522cm">
          <text:p/>
        </draw:line>
        <draw:custom-shape draw:name="Text Box 35" draw:style-name="gr12" draw:text-style-name="P1" draw:layer="layout" svg:width="4.715cm" svg:height="1.013cm" svg:x="2.524cm" svg:y="5.292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182cm" svg:height="3.801cm" svg:x="0.411cm" svg:y="7.761cm">
          <text:p text:style-name="P12"><text:span text:style-name="T17">Am wenigsten </text:span></text:p>
          <text:p text:style-name="P12"><text:span text:style-name="T17">verwendetes </text:span></text:p>
          <text:p text:style-name="P12"><text:span text:style-name="T17">Element </text:span></text:p>
          <text:p text:style-name="P12"><text:span text:style-name="T17">(oben)</text:span></text:p>
          <text:p text:style-name="P12"><text:span text:style-name="T17">„</text:span><text:span text:style-name="T17">Opfer“ für </text:span></text:p>
          <text:p text:style-name="P12"><text:span text:style-name="T17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6.773cm" svg:x2="4.656cm" svg:y2="8.678cm">
          <text:p/>
        </draw:line>
        <draw:g draw:name="Group 38">
          <draw:custom-shape draw:name="Rectangle 39" draw:style-name="gr18" draw:text-style-name="P1" draw:layer="layout" svg:width="0.846cm" svg:height="0.846cm" svg:x="4.233cm" svg:y="10.795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1" draw:layer="layout" svg:width="0.846cm" svg:height="0.846cm" svg:x="5.08cm" svg:y="10.795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9.101cm" svg:x2="4.656cm" svg:y2="10.795cm">
          <text:p/>
        </draw:line>
        <draw:custom-shape draw:name="Text Box 42" draw:style-name="gr12" draw:text-style-name="P1" draw:layer="layout" svg:width="3.932cm" svg:height="0.843cm" svg:x="7.389cm" svg:y="4.868cm">
          <text:p text:style-name="P12"><text:span text:style-name="T17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3" draw:text-style-name="P1" draw:layer="layout" svg:x1="11.006cm" svg:y1="5.926cm" svg:x2="11.43cm" svg:y2="6.773cm">
          <text:p/>
        </draw:line>
        <draw:g draw:name="Group 44">
          <draw:custom-shape draw:name="Rectangle 45" draw:style-name="gr18" draw:text-style-name="P1" draw:layer="layout" svg:width="0.846cm" svg:height="0.846cm" svg:x="4.233cm" svg:y="12.91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8" draw:text-style-name="P1" draw:layer="layout" svg:width="0.846cm" svg:height="0.846cm" svg:x="5.08cm" svg:y="12.91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1.218cm" svg:x2="9.498cm" svg:y2="9.123cm">
          <text:p/>
        </draw:line>
        <draw:line draw:name="Line 48" draw:style-name="gr15" draw:text-style-name="P1" draw:layer="layout" svg:x1="4.656cm" svg:y1="11.218cm" svg:x2="4.656cm" svg:y2="12.911cm">
          <text:p/>
        </draw:line>
        <draw:g draw:name="Group 49">
          <draw:custom-shape draw:name="Rectangle 50" draw:style-name="gr18" draw:text-style-name="P1" draw:layer="layout" svg:width="0.846cm" svg:height="0.846cm" svg:x="4.233cm" svg:y="15.02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8" draw:text-style-name="P1" draw:layer="layout" svg:width="0.846cm" svg:height="0.846cm" svg:x="5.08cm" svg:y="15.02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5.469cm" svg:x2="9.525cm" svg:y2="12.276cm">
          <text:p/>
        </draw:line>
        <draw:line draw:name="Line 53" draw:style-name="gr15" draw:text-style-name="P1" draw:layer="layout" svg:x1="4.656cm" svg:y1="13.335cm" svg:x2="4.656cm" svg:y2="15.028cm">
          <text:p/>
        </draw:line>
        <draw:line draw:name="Line 54" draw:style-name="gr15" draw:text-style-name="P1" draw:layer="layout" svg:x1="5.503cm" svg:y1="13.335cm" svg:x2="9.525cm" svg:y2="10.371cm">
          <text:p/>
        </draw:line>
        <draw:g draw:name="Group 65">
          <draw:custom-shape draw:name="Rectangle 7" draw:style-name="gr14" draw:text-style-name="P1" draw:layer="layout" svg:width="7.608cm" svg:height="1.516cm" svg:x="14.492cm" svg:y="6.606cm">
            <text:p text:style-name="P31"><text:span text:style-name="T16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6" draw:text-style-name="P1" draw:layer="layout" svg:width="1.267cm" svg:height="1.516cm" svg:x="9.613cm" svg:y="6.606cm">
            <text:p text:style-name="P31"><text:span text:style-name="T16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2" draw:text-style-name="P1" draw:layer="layout" svg:width="2.302cm" svg:height="1.516cm" svg:x="10.881cm" svg:y="6.606cm">
            <text:p text:style-name="P31"><text:span text:style-name="T16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2" draw:text-style-name="P1" draw:layer="layout" svg:width="1.501cm" svg:height="1.516cm" svg:x="13.184cm" svg:y="6.606cm">
            <text:p text:style-name="P31"><text:span text:style-name="T16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2" draw:text-style-name="P1" draw:layer="layout" svg:width="1.65cm" svg:height="0.843cm" svg:x="18.26cm" svg:y="5.124cm">
          <text:p text:style-name="P12"><text:span text:style-name="T17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3" draw:text-style-name="P1" draw:layer="layout" svg:x1="18.701cm" svg:y1="5.926cm" svg:x2="14.102cm" svg:y2="7.324cm">
          <text:p/>
        </draw:line>
        <draw:g draw:name="Group 66">
          <draw:custom-shape draw:name="Rectangle 67" draw:style-name="gr14" draw:text-style-name="P1" draw:layer="layout" svg:width="7.619cm" svg:height="1.516cm" svg:x="14.482cm" svg:y="8.123cm">
            <text:p text:style-name="P31"><text:span text:style-name="T16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6" draw:text-style-name="P1" draw:layer="layout" svg:width="1.269cm" svg:height="1.516cm" svg:x="9.596cm" svg:y="8.123cm">
            <text:p text:style-name="P31"><text:span text:style-name="T16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2" draw:text-style-name="P1" draw:layer="layout" svg:width="2.305cm" svg:height="1.516cm" svg:x="10.866cm" svg:y="8.123cm">
            <text:p text:style-name="P31"><text:span text:style-name="T16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2" draw:text-style-name="P1" draw:layer="layout" svg:width="1.503cm" svg:height="1.516cm" svg:x="13.172cm" svg:y="8.123cm">
            <text:p text:style-name="P31"><text:span text:style-name="T16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4" draw:text-style-name="P1" draw:layer="layout" svg:width="7.619cm" svg:height="1.516cm" svg:x="14.482cm" svg:y="9.609cm">
            <text:p text:style-name="P31"><text:span text:style-name="T16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6" draw:text-style-name="P1" draw:layer="layout" svg:width="1.269cm" svg:height="1.516cm" svg:x="9.596cm" svg:y="9.609cm">
            <text:p text:style-name="P31"><text:span text:style-name="T16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2" draw:text-style-name="P1" draw:layer="layout" svg:width="2.305cm" svg:height="1.516cm" svg:x="10.866cm" svg:y="9.609cm">
            <text:p text:style-name="P31"><text:span text:style-name="T16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2" draw:text-style-name="P1" draw:layer="layout" svg:width="1.503cm" svg:height="1.516cm" svg:x="13.172cm" svg:y="9.609cm">
            <text:p text:style-name="P31"><text:span text:style-name="T16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4" draw:text-style-name="P1" draw:layer="layout" svg:width="7.619cm" svg:height="1.516cm" svg:x="14.482cm" svg:y="11.126cm">
            <text:p text:style-name="P31"><text:span text:style-name="T16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6" draw:text-style-name="P1" draw:layer="layout" svg:width="1.269cm" svg:height="1.516cm" svg:x="9.596cm" svg:y="11.126cm">
            <text:p text:style-name="P31"><text:span text:style-name="T16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2" draw:text-style-name="P1" draw:layer="layout" svg:width="2.305cm" svg:height="1.516cm" svg:x="10.866cm" svg:y="11.126cm">
            <text:p text:style-name="P31"><text:span text:style-name="T16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2" draw:text-style-name="P1" draw:layer="layout" svg:width="1.503cm" svg:height="1.516cm" svg:x="13.172cm" svg:y="11.126cm">
            <text:p text:style-name="P31"><text:span text:style-name="T16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4" draw:text-style-name="P1" draw:layer="layout" svg:width="11.799cm" svg:height="2.535cm" svg:x="9.701cm" svg:y="13.926cm">
          <text:list text:style-name="L12">
            <text:list-item>
              <text:p text:style-name="P17"><text:span text:style-name="T27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NFU</text:span></text:p>
          </draw:text-box>
        </draw:frame>
        <draw:frame draw:name="Rectangle 3" presentation:style-name="pr11" draw:text-style-name="P1" draw:layer="layout" svg:width="21.655cm" svg:height="2.751cm" svg:x="2.046cm" svg:y="3.598cm" presentation:class="outline" presentation:user-transformed="true">
          <draw:text-box>
            <text:list text:style-name="L7">
              <text:list-item>
                <text:p text:style-name="P55"><text:span text:style-name="T27">Zugriffsreihenfolge: 0-1-2-3-4-0-1-5-6-0-1</text:span></text:p>
              </text:list-item>
              <text:list-item>
                <text:p text:style-name="P55"><text:span text:style-name="T27">Nach NFU: 6 Ersetzungen, besser als FIFO</text:span></text:p>
              </text:list-item>
              <text:list-item>
                <text:p text:style-name="P55"><text:span text:style-name="T27">Anm.: Schlecht bei </text:span><text:span text:style-name="T28">1-1-1-1</text:span><text:span text:style-name="T27">-2-3-4-5-3-4-5-6..... (1 wird bevorzugt, Aging)</text:span></text:p>
              </text:list-item>
            </text:list>
          </draw:text-box>
        </draw:frame>
        <draw:frame draw:name="Group 184" draw:style-name="standard" draw:layer="layout" svg:width="16.87cm" svg:height="9.93cm" svg:x="3.898cm" svg:y="8.66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9" table:default-cell-style-name="ce2">
              <table:table-cell table:style-name="ce20">
                <text:p text:style-name="P53"><text:span text:style-name="T36">RAM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(3</text:span><text:span text:style-name="T37">1</text:span><text:span text:style-name="T26">)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 table:style-name="ce21">
                <text:p text:style-name="P56"><text:span text:style-name="T38">(1</text:span><text:span text:style-name="T39">1</text:span><text:span text:style-name="T38">)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 table:style-name="ce3">
                <text:p text:style-name="P26"><text:span text:style-name="T26">1</text:span><text:span text:style-name="T37">2</text:span></text:p>
              </table:table-cell>
            </table:table-row>
            <table:table-row table:style-name="ro9" table:default-cell-style-name="ce5">
              <table:table-cell table:style-name="ce4">
                <text:p text:style-name="P53"><text:span text:style-name="T36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 table:style-name="ce22">
                <text:p text:style-name="P56"><text:span text:style-name="T38">(4</text:span><text:span text:style-name="T39">1</text:span><text:span text:style-name="T38">)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 table:style-name="ce22">
                <text:p text:style-name="P56"><text:span text:style-name="T38">(5</text:span><text:span text:style-name="T39">1</text:span><text:span text:style-name="T38">)</text:span></text:p>
              </table:table-cell>
              <table:table-cell table:style-name="ce22">
                <text:p text:style-name="P56"><text:span text:style-name="T38">(6</text:span><text:span text:style-name="T39">1</text:span><text:span text:style-name="T38">)</text:span></text:p>
              </table:table-cell>
              <table:table-cell>
                <text:p text:style-name="P26"><text:span text:style-name="T26">6</text:span><text:span text:style-name="T37">1</text:span></text:p>
              </table:table-cell>
              <table:table-cell table:style-name="ce6">
                <text:p text:style-name="P26"><text:span text:style-name="T26">6</text:span><text:span text:style-name="T37">1</text:span></text:p>
              </table:table-cell>
            </table:table-row>
            <table:table-row table:style-name="ro9" table:default-cell-style-name="ce5">
              <table:table-cell table:style-name="ce4">
                <text:p text:style-name="P53"><text:span text:style-name="T36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2</text:span><text:span text:style-name="T37">1</text:span></text:p>
              </table:table-cell>
              <table:table-cell>
                <text:p text:style-name="P26"><text:span text:style-name="T26">2</text:span><text:span text:style-name="T37">1</text:span></text:p>
              </table:table-cell>
              <table:table-cell>
                <text:p text:style-name="P26"><text:span text:style-name="T26">2</text:span><text:span text:style-name="T37">1</text:span></text:p>
              </table:table-cell>
              <table:table-cell table:style-name="ce22">
                <text:p text:style-name="P56"><text:span text:style-name="T38">(0</text:span><text:span text:style-name="T39">1</text:span><text:span text:style-name="T38">)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2</text:span></text:p>
              </table:table-cell>
              <table:table-cell table:style-name="ce6">
                <text:p text:style-name="P26"><text:span text:style-name="T26">0</text:span><text:span text:style-name="T37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9">
                <text:p text:style-name="P26"><text:span text:style-name="T26">3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 table:style-name="ce9">
                <text:p text:style-name="P26"><text:span text:style-name="T26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10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37"/></text:p>
                <text:p text:style-name="P26"><text:span text:style-name="T26"/></text:p>
              </table:table-cell>
              <table:table-cell>
                <text:p text:style-name="P26"><text:span text:style-name="T37"/></text:p>
                <text:p text:style-name="P26"><text:span text:style-name="T26"/></text:p>
              </table:table-cell>
              <table:table-cell/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12">
                <text:p text:style-name="P26"><text:span text:style-name="T26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154" draw:style-name="standard" draw:layer="layout" svg:width="16.87cm" svg:height="1.482cm" svg:x="3.898cm" svg:y="7.0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8" table:default-cell-style-name="ce2">
              <table:table-cell table:style-name="ce19">
                <text:p text:style-name="P39"><text:span text:style-name="T30">Zugr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6</text:span></text:p>
              </table:table-cell>
              <table:table-cell>
                <text:p text:style-name="P26"><text:span text:style-name="T26">0</text:span></text:p>
              </table:table-cell>
              <table:table-cell table:style-name="ce3">
                <text:p text:style-name="P26"><text:span text:style-name="T26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57"><text:span text:style-name="T27">Annahme: Einlagerungszeitpunkt = Zeitpunkt der ersten Nutzung</text:span></text:p>
              </text:list-item>
              <text:list-item>
                <text:p text:style-name="P57"><text:span text:style-name="T27">Zugriffsreihenfolge: 2-3-2-1-5-2-4-5-3-2-5-2</text:span></text:p>
              </text:list-item>
              <text:list-item>
                <text:p text:style-name="P57"><text:span text:style-name="T27">Nach </text:span><text:span text:style-name="T28">OPT</text:span><text:span text:style-name="T27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4.113cm" svg:y="7.26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OPT</text:span><text:span text:style-name="T16"> 3 Page Faults (angeordnet nach zukünftiger Zugriffsreihenfolge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54" draw:style-name="standard" draw:layer="layout" svg:width="18.66cm" svg:height="9.504cm" svg:x="3.298cm" svg:y="6.742cm">
          <table:table>
            <table:table-column table:style-name="co10"/>
            <table:table-column table:style-name="co17"/>
            <table:table-column table:style-name="co15"/>
            <table:table-column table:style-name="co19"/>
            <table:table-column table:style-name="co20"/>
            <table:table-column table:style-name="co21"/>
            <table:table-column table:style-name="co21"/>
            <table:table-column table:style-name="co21"/>
            <table:table-column table:style-name="co22"/>
            <table:table-column table:style-name="co21"/>
            <table:table-column table:style-name="co22"/>
            <table:table-column table:style-name="co22"/>
            <table:table-column table:style-name="co23"/>
            <table:table-row table:style-name="ro6" table:default-cell-style-name="ce24">
              <table:table-cell table:style-name="ce23">
                <text:p text:style-name="P25"><text:span text:style-name="T26">Zugr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 table:style-name="ce25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6">
                <text:p text:style-name="P26"><text:span text:style-name="T26">5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(2)</text:span></text:p>
              </table:table-cell>
              <table:table-cell>
                <text:p text:style-name="P26"><text:span text:style-name="T26">2</text:span></text:p>
              </table:table-cell>
              <table:table-cell table:style-name="ce6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(5)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6">
                <text:p text:style-name="P26"><text:span text:style-name="T26">3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 table:style-name="ce9">
                <text:p text:style-name="P26"><text:span text:style-name="T2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FIFO</text:span><text:span text:style-name="T16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699cm" svg:y="15.72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3.298cm" svg:y="6.34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FIFO</text:span><text:span text:style-name="T16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152cm" svg:y="16.1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6" draw:style-name="standard" draw:layer="layout" svg:width="18.276cm" svg:height="9.504cm" svg:x="3.298cm" svg:y="6.48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5"><text:span text:style-name="T26">Zugr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 table:style-name="ce25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(5)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(3)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6">
                <text:p text:style-name="P26"><text:span text:style-name="T26">3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(2)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(5)</text:span></text:p>
              </table:table-cell>
              <table:table-cell table:style-name="ce6">
                <text:p text:style-name="P26"><text:span text:style-name="T26">5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6">
                <text:p text:style-name="P26"><text:span text:style-name="T26">(2)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 table:style-name="ce9">
                <text:p text:style-name="P26"><text:span text:style-name="T2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LRU</text:span><text:span text:style-name="T16"> 4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LRU</text:span><text:span text:style-name="T16"> 4 Page Faults (Seite, die am längsten nicht benutzt wurde, wird ausgelagert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504cm" svg:x="3.298cm" svg:y="6.892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5"><text:span text:style-name="T26">Zugr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 table:style-name="ce25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(3)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6">
                <text:p text:style-name="P26"><text:span text:style-name="T26">3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(5)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6">
                <text:p text:style-name="P26"><text:span text:style-name="T26">5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(2)</text:span></text:p>
              </table:table-cell>
              <table:table-cell>
                <text:p text:style-name="P26"><text:span text:style-name="T26">2</text:span></text:p>
              </table:table-cell>
              <table:table-cell table:style-name="ce6">
                <text:p text:style-name="P26"><text:span text:style-name="T26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 table:style-name="ce9">
                <text:p text:style-name="P26"><text:span text:style-name="T2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NFU</text:span><text:span text:style-name="T16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5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NFU</text:span><text:span text:style-name="T16"> 3 Page Faults (Zugriffszähler für jede Seite)</text:span></text:p>
              </text:list-item>
              <text:list-item>
                <text:p text:style-name="P24"><text:span text:style-name="T16">Ohne Berücksichtigung von Aging!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452cm" svg:y="16.9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664cm" svg:x="3.298cm" svg:y="7.09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6">
                <text:p text:style-name="P39"><text:span text:style-name="T30">Zugr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 table:style-name="ce25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27">
                <text:p text:style-name="P53"><text:span text:style-name="T36">RAM</text:span></text:p>
              </table:table-cell>
              <table:table-cell>
                <text:p text:style-name="P26"><text:span text:style-name="T26">2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2</text:span><text:span text:style-name="T37">2</text:span></text:p>
              </table:table-cell>
              <table:table-cell>
                <text:p text:style-name="P26"><text:span text:style-name="T26">2</text:span><text:span text:style-name="T37">3</text:span></text:p>
              </table:table-cell>
              <table:table-cell>
                <text:p text:style-name="P26"><text:span text:style-name="T26">2</text:span><text:span text:style-name="T37">3</text:span></text:p>
              </table:table-cell>
              <table:table-cell>
                <text:p text:style-name="P26"><text:span text:style-name="T26">2</text:span><text:span text:style-name="T37">3</text:span></text:p>
              </table:table-cell>
              <table:table-cell>
                <text:p text:style-name="P26"><text:span text:style-name="T26">2</text:span><text:span text:style-name="T37">3</text:span></text:p>
              </table:table-cell>
              <table:table-cell>
                <text:p text:style-name="P26"><text:span text:style-name="T26">2</text:span><text:span text:style-name="T37">4</text:span></text:p>
              </table:table-cell>
              <table:table-cell>
                <text:p text:style-name="P26"><text:span text:style-name="T26">2</text:span><text:span text:style-name="T37">4</text:span></text:p>
              </table:table-cell>
              <table:table-cell table:style-name="ce6">
                <text:p text:style-name="P26"><text:span text:style-name="T26">2</text:span><text:span text:style-name="T37">5</text:span></text:p>
              </table:table-cell>
            </table:table-row>
            <table:table-row table:style-name="ro9" table:default-cell-style-name="ce5">
              <table:table-cell table:style-name="ce4">
                <text:p text:style-name="P53"><text:span text:style-name="T36">RAM</text:span></text:p>
              </table:table-cell>
              <table:table-cell/>
              <table:table-cell>
                <text:p text:style-name="P26"><text:span text:style-name="T26">2</text:span><text:span text:style-name="T37">1</text:span></text:p>
              </table:table-cell>
              <table:table-cell>
                <text:p text:style-name="P26"><text:span text:style-name="T26">2</text:span><text:span text:style-name="T37">2</text:span></text:p>
              </table:table-cell>
              <table:table-cell>
                <text:p text:style-name="P26"><text:span text:style-name="T26">2</text:span><text:span text:style-name="T37">2</text:span></text:p>
              </table:table-cell>
              <table:table-cell table:style-name="ce22">
                <text:p text:style-name="P56"><text:span text:style-name="T38">(5</text:span><text:span text:style-name="T39">1</text:span><text:span text:style-name="T38">)</text:span></text:p>
              </table:table-cell>
              <table:table-cell>
                <text:p text:style-name="P26"><text:span text:style-name="T26">5</text:span><text:span text:style-name="T37">1</text:span></text:p>
              </table:table-cell>
              <table:table-cell>
                <text:p text:style-name="P26"><text:span text:style-name="T26">5</text:span><text:span text:style-name="T37">1</text:span></text:p>
              </table:table-cell>
              <table:table-cell>
                <text:p text:style-name="P26"><text:span text:style-name="T26">5</text:span><text:span text:style-name="T37">2</text:span></text:p>
              </table:table-cell>
              <table:table-cell>
                <text:p text:style-name="P26"><text:span text:style-name="T26">5</text:span><text:span text:style-name="T37">2</text:span></text:p>
              </table:table-cell>
              <table:table-cell>
                <text:p text:style-name="P26"><text:span text:style-name="T26">5</text:span><text:span text:style-name="T37">2</text:span></text:p>
              </table:table-cell>
              <table:table-cell>
                <text:p text:style-name="P26"><text:span text:style-name="T26">5</text:span><text:span text:style-name="T37">3</text:span></text:p>
              </table:table-cell>
              <table:table-cell table:style-name="ce6">
                <text:p text:style-name="P26"><text:span text:style-name="T26">5</text:span><text:span text:style-name="T37">3</text:span></text:p>
              </table:table-cell>
            </table:table-row>
            <table:table-row table:style-name="ro9" table:default-cell-style-name="ce5">
              <table:table-cell table:style-name="ce4">
                <text:p text:style-name="P53"><text:span text:style-name="T3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 table:style-name="ce22">
                <text:p text:style-name="P56"><text:span text:style-name="T38">(4</text:span><text:span text:style-name="T39">1</text:span><text:span text:style-name="T38">)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 table:style-name="ce22">
                <text:p text:style-name="P56"><text:span text:style-name="T38">(3</text:span><text:span text:style-name="T39">1</text:span><text:span text:style-name="T38">)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 table:style-name="ce6">
                <text:p text:style-name="P26"><text:span text:style-name="T26">3</text:span><text:span text:style-name="T37">1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 table:style-name="ce9">
                <text:p text:style-name="P26"><text:span text:style-name="T26">4</text:span><text:span text:style-name="T37">1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 table:style-name="ce9">
                <text:p text:style-name="P26"><text:span text:style-name="T26">1</text:span><text:span text:style-name="T37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8"><text:span text:style-name="T4">Bisher diskutierte Verfahren: Demand Paging</text:span></text:p>
              </text:list-item>
              <text:list-item>
                <text:p text:style-name="P48"><text:span text:style-name="T4">Nutzt man die Lokalität von Softwareprogrammen, so kann man auch sinnvoll </text:span><text:span text:style-name="T22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6">Also Seiten, die evtl. noch gar nicht angefordert wurden, in den Hauptspeicher lesen</text:span></text:p>
                  </text:list-item>
                </text:list>
              </text:list-item>
              <text:list-item>
                <text:p text:style-name="P48"><text:span text:style-name="T4">Die aktuell benötigte Seitenmenge wird auch als </text:span><text:span text:style-name="T22">Working Set</text:span><text:span text:style-name="T4"> bezeichnet. Wenn diese Menge im Hauptspeicher ist, gibt es keinen Seitenzugriffsfehler</text:span></text:p>
              </text:list-item>
              <text:list-item>
                <text:p text:style-name="P48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8"><text:span text:style-name="T4">Die aktuell benötigte Seitenmenge wird auch als </text:span><text:span text:style-name="T22">Working Set</text:span><text:span text:style-name="T4"> bezeichnet</text:span></text:p>
              </text:list-item>
              <text:list-item>
                <text:p text:style-name="P48"><text:span text:style-name="T4">Die letzten d Referenzen werden betrachtet und daraus wird der Working-Set ermittelt</text:span></text:p>
              </text:list-item>
              <text:list-item>
                <text:p text:style-name="P48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200000F900006DB100001EE2E8B426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8"><text:span text:style-name="T16">Der </text:span><text:span text:style-name="T15">Working-Set-Algorithmus</text:span><text:span text:style-name="T16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27">Die benötigten Seiten, also der Working Set, ändern sich nur langsam</text:span></text:p>
                  </text:list-item>
                  <text:list-item>
                    <text:p text:style-name="P59"><text:span text:style-name="T27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8"><text:span text:style-name="T16">Das Verfahren macht es notwendig, sich die Menge der verwendeten Seiten zu merken</text:span></text:p>
              </text:list-item>
              <text:list-item>
                <text:p text:style-name="P18"><text:span text:style-name="T16">Es wird </text:span><text:span text:style-name="T15">Prepaging</text:span><text:span text:style-name="T16"> benutzt, um die erwarteten Seiten präventiv einzulagern</text:span></text:p>
                <text:list>
                  <text:list-item>
                    <text:p text:style-name="P18"><text:span text:style-name="T27">Einlagerung von </text:span><text:span text:style-name="T28">wahrscheinlich</text:span><text:span text:style-name="T27"> benötigten Seiten eines schlafenden Prozesses, bevor dieser wieder aktiv ist</text:span><text:span text:style-name="T16"><text:tab/></text:span></text:p>
                  </text:list-item>
                </text:list>
              </text:list-item>
            </text:list>
            <text:p text:style-name="P60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9" draw:id="id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6">Seitenersetzung und Verdrängung (Replacement)</text:span></text:p>
            </text:list-item>
            <text:list-item>
              <text:p text:style-name="P18"><text:span text:style-name="T15">Speicherbelegung und Vergabe (Placement)</text:span></text:p>
            </text:list-item>
            <text:list-item>
              <text:p text:style-name="P18"><text:span text:style-name="T16">Entladen (Cleaning)</text:span></text:p>
            </text:list-item>
            <text:list-item>
              <text:p text:style-name="P18"><text:span text:style-name="T16">Fallbeispiele: Windows, Unix, Linux</text:span></text:p>
            </text:list-item>
          </text:list>
          <text:p text:style-name="P19"><text:span text:style-name="T16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0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61"><text:span text:style-name="T16">Vermeidung von Fragmentierung anzustreben</text:span></text:p>
              </text:list-item>
            </text:list>
            <text:list text:style-name="L9">
              <text:list-item>
                <text:list>
                  <text:list-item>
                    <text:p text:style-name="P61"><text:span text:style-name="T16">Externe und interne Fragmentierung!</text:span></text:p>
                  </text:list-item>
                </text:list>
              </text:list-item>
              <text:list-item>
                <text:p text:style-name="P61"><text:span text:style-name="T16">Die Belegung des Hauptspeichers wird in </text:span><text:span text:style-name="T15">Speicherbelegungstabellen</text:span><text:span text:style-name="T16"> verwaltet</text:span></text:p>
              </text:list-item>
              <text:list-item>
                <text:p text:style-name="P61"><text:span text:style-name="T16">Die Realisierung kann z.B. als Bit Map erfolgen: </text:span></text:p>
                <text:list>
                  <text:list-item>
                    <text:p text:style-name="P62"><text:span text:style-name="T27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3"><text:span text:style-name="T9">0 = frei</text:span></text:p>
                      </text:list-item>
                      <text:list-item>
                        <text:p text:style-name="P63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61"><text:span text:style-name="T16">Freie Hauptspeicherbereiche erkennt man dann an nebeneinander liegenden Nullen</text:span></text:p>
              </text:list-item>
            </text:list>
          </draw:text-box>
        </draw:frame>
        <draw:custom-shape draw:name="Text Box 5" draw:style-name="gr28" draw:text-style-name="P1" draw:layer="layout" svg:width="16.932cm" svg:height="1.943cm" svg:x="5.715cm" svg:y="15.707cm">
          <text:p text:style-name="P64"><text:span text:style-name="T16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" draw:layer="layout" svg:width="3.17cm" svg:height="1.098cm" svg:x="2.282cm" svg:y="15.663cm">
          <text:p text:style-name="P12"><text:span text:style-name="T16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4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 </text:span><text:span text:style-name="T7">Speicherbelegungstrategien: 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5"><text:span text:style-name="T4">Vergabestrategien: </text:span></text:p>
              </text:list-item>
            </text:list>
            <text:list text:style-name="L13">
              <text:list-item>
                <text:list>
                  <text:list-item>
                    <text:p text:style-name="P66"><text:span text:style-name="T15">Sequentielle Suche</text:span><text:span text:style-name="T16">, <text:s/>erster geeigneter Bereich wird vergeben <text:s/>(First-Fit)</text:span></text:p>
                  </text:list-item>
                  <text:list-item>
                    <text:p text:style-name="P66"><text:span text:style-name="T15">Optimale Suche</text:span><text:span text:style-name="T16"> nach dem passendsten Bereich, um Fragmentierung möglichst zu vermeiden (Best-Fit)</text:span></text:p>
                  </text:list-item>
                  <text:list-item>
                    <text:p text:style-name="P66"><text:span text:style-name="T15">Buddy-Technik</text:span><text:span text:style-name="T16">: Schrittweise Halbierung des Speichers bei einer Hauptspeicheranforderung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7"><text:span text:style-name="T27">Speichervergabe: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8"><text:span text:style-name="T17">Suche nach kleinstem geeigneten Bereich</text:span></text:p>
                          </text:list-item>
                          <text:list-item>
                            <text:p text:style-name="P68"><text:span text:style-name="T17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7"><text:span text:style-name="T27">Bei Hauptspeicherfreigabe werden Rahmen wieder zusammengefasst: </text:span></text:p>
                        <text:list>
                          <text:list-item>
                            <text:p text:style-name="P68"><text:span text:style-name="T17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9" draw:text-style-name="P29" draw:layer="layout" svg:width="3.377cm" svg:height="3.994cm" svg:x="1.49cm" svg:y="11.642cm">
          <draw:image xlink:href="Pictures/10000000000000DC0000010442D6AE09.jpg" xlink:type="simple" xlink:show="embed" xlink:actuate="onLoad">
            <text:p/>
          </draw:image>
        </draw:frame>
        <draw:custom-shape draw:name="Text Box 10" draw:style-name="gr12" draw:text-style-name="P1" draw:layer="layout" svg:width="3.894cm" svg:height="1.52cm" svg:x="1.04cm" svg:y="15.822cm">
          <text:p text:style-name="P12"><text:span text:style-name="T40">Prof. (emer.)</text:span></text:p>
          <text:p text:style-name="P12"><text:span text:style-name="T40"><text:s/></text:span><text:span text:style-name="T40">Donald E. Knuth </text:span></text:p>
          <text:p text:style-name="P12"><text:span text:style-name="T40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30" draw:text-style-name="P1" draw:layer="layout" svg:width="25.399cm" svg:height="0.001cm" svg:x="5.94cm" svg:y="4.524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0" draw:text-style-name="P1" draw:layer="layout" svg:width="25.399cm" svg:height="0.001cm" svg:x="5.556cm" svg:y="4.022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6">
            <text:list-item>
              <text:p text:style-name="P67"><text:span text:style-name="T27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200000A1000065A500004E502F1E3D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10" draw:id="id10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6">Seitenersetzung und Verdrängung (Replacement)</text:span></text:p>
            </text:list-item>
            <text:list-item>
              <text:p text:style-name="P18"><text:span text:style-name="T16">Speicherbelegung und Vergabe (Placement)</text:span></text:p>
            </text:list-item>
            <text:list-item>
              <text:p text:style-name="P18"><text:span text:style-name="T15">Entladen (Cleaning)</text:span></text:p>
            </text:list-item>
            <text:list-item>
              <text:p text:style-name="P18"><text:span text:style-name="T16">Fallbeispiele: Windows, Unix, Linux</text:span></text:p>
            </text:list-item>
          </text:list>
          <text:p text:style-name="P19"><text:span text:style-name="T15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5"><text:span text:style-name="T4">Legt den Zeitpunkt fest, wann eine modifizierte Seite auf die Paging-Area geschrieben wird </text:span></text:p>
              </text:list-item>
              <text:list-item>
                <text:p text:style-name="P65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7"><text:span text:style-name="T28">Demand-Cleaning</text:span><text:span text:style-name="T27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9"><text:span text:style-name="T9">Vorteil: Seite lang im Hauptspeicher</text:span></text:p>
                      </text:list-item>
                      <text:list-item>
                        <text:p text:style-name="P69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7"><text:span text:style-name="T28">Precleaning</text:span><text:span text:style-name="T27">: Präventives Zurückschreiben, wenn Zeit ist</text:span></text:p>
                    <text:list>
                      <text:list-item>
                        <text:p text:style-name="P69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7"><text:span text:style-name="T28">Page-Buffering</text:span><text:span text:style-name="T27">: Listen verwalten</text:span></text:p>
                    <text:list>
                      <text:list-item>
                        <text:p text:style-name="P69"><text:span text:style-name="T9">Modified List: Wird zwischengepuffert</text:span></text:p>
                      </text:list-item>
                      <text:list-item>
                        <text:p text:style-name="P69"><text:span text:style-name="T9">Unmodified List: Für Entladen freigegeben</text:span></text:p>
                      </text:list-item>
                      <text:list-item>
                        <text:p text:style-name="P69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11" draw:id="id11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6">Seitenersetzung und Verdrängung (Replacement)</text:span></text:p>
            </text:list-item>
            <text:list-item>
              <text:p text:style-name="P18"><text:span text:style-name="T16">Speicherbelegung und Vergabe (Placement)</text:span></text:p>
            </text:list-item>
            <text:list-item>
              <text:p text:style-name="P18"><text:span text:style-name="T16">Entladen (Cleaning)</text:span></text:p>
            </text:list-item>
            <text:list-item>
              <text:p text:style-name="P18"><text:span text:style-name="T15">Fallbeispiele: Windows, Unix, Linux </text:span></text:p>
            </text:list-item>
          </text:list>
          <text:p text:style-name="P19"><text:span text:style-name="T15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6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5"><text:span text:style-name="T4">Frühere Unix-Systeme bis zu BSD 3 nutzten ausschließlich </text:span><text:span text:style-name="T22">Swapping</text:span></text:p>
              </text:list-item>
            </text:list>
            <text:list text:style-name="L9">
              <text:list-item>
                <text:list>
                  <text:list-item>
                    <text:p text:style-name="P66"><text:span text:style-name="T16">Ein Prozess namens </text:span><text:span text:style-name="T15">swapper</text:span><text:span text:style-name="T16"> (daemon) mit PID 1 übernahm das Swapping bei bestimmten Ereignissen bzw. zyklisch im Abstand von mehreren Sekunden</text:span></text:p>
                  </text:list-item>
                </text:list>
              </text:list-item>
              <text:list-item>
                <text:p text:style-name="P65"><text:span text:style-name="T4">Ab BSD 3 wurde </text:span><text:span text:style-name="T22">Demand Paging</text:span><text:span text:style-name="T4"> ergänzt, alle anderen Unix-Derivate (System V) haben es übernommen</text:span></text:p>
              </text:list-item>
              <text:list-item>
                <text:p text:style-name="P65"><text:span text:style-name="T4">Ein sog. </text:span><text:span text:style-name="T22">page daemon</text:span><text:span text:style-name="T4"> wurde eingeführt (PID 2)</text:span></text:p>
              </text:list-item>
              <text:list-item>
                <text:p text:style-name="P65"><text:span text:style-name="T4">Im page daemon ist der Seitenersetzungsalgorithmus nach einem </text:span><text:span text:style-name="T22">Clock-Page</text:span><text:span text:style-name="T4"> Algorithmus implementiert</text:span></text:p>
              </text:list-item>
              <text:list-item>
                <text:p text:style-name="P65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4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8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6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8"><text:span text:style-name="T4">Bei 64-Bit-Linux:</text:span></text:p>
                <text:list>
                  <text:list-item>
                    <text:p text:style-name="P18"><text:span text:style-name="T16">48-Bit-Adressen und Adressraum der Größe 2</text:span><text:span text:style-name="T41">48</text:span><text:span text:style-name="T16"> </text:span></text:p>
                  </text:list-item>
                </text:list>
              </text:list-item>
              <text:list-item>
                <text:p text:style-name="P48"><text:span text:style-name="T4">Adressumsetzung:</text:span></text:p>
                <text:list>
                  <text:list-item>
                    <text:p text:style-name="P18"><text:span text:style-name="T16">Linux verwendet </text:span><text:span text:style-name="T15">dreistufige</text:span><text:span text:style-name="T16"> Seitentabellen bis Version 2.6.10, ab Linux-Version 2.6.11 sogar </text:span><text:span text:style-name="T15">vierstufige</text:span><text:span text:style-name="T16"> Seitentabellen </text:span></text:p>
                  </text:list-item>
                  <text:list-item>
                    <text:p text:style-name="P18"><text:span text:style-name="T16">Evtl. Mapping auf zweistufige oder sonstige Seitentabelle, wenn Hardware es nicht kann</text:span></text:p>
                  </text:list-item>
                </text:list>
              </text:list-item>
            </text:list>
            <text:p text:style-name="P18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6"><text:span text:style-name="T15">Fetch-Policy:</text:span><text:span text:style-name="T16"> </text:span></text:p>
              </text:list-item>
            </text:list>
            <text:list text:style-name="L9">
              <text:list-item>
                <text:list>
                  <text:list-item>
                    <text:p text:style-name="P66"><text:span text:style-name="T16">Als Einlagerungsstrategie wird </text:span><text:span text:style-name="T15">Demand Paging</text:span><text:span text:style-name="T16"> ohne Prepaging und ohne Working Set verwendet</text:span></text:p>
                  </text:list-item>
                </text:list>
              </text:list-item>
              <text:list-item>
                <text:p text:style-name="P66"><text:span text:style-name="T15">Replacement- und Cleaning-Strategie:</text:span></text:p>
                <text:list>
                  <text:list-item>
                    <text:p text:style-name="P66"><text:span text:style-name="T16">Replacement über eine Art Clock-Page-Algorithmus</text:span></text:p>
                  </text:list-item>
                  <text:list-item>
                    <text:p text:style-name="P66"><text:span text:style-name="T16">Verwaltung mehrere Listen mit Seitenrahmen (Page Buffering)</text:span></text:p>
                  </text:list-item>
                  <text:list-item>
                    <text:p text:style-name="P66"><text:span text:style-name="T16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7"><text:span text:style-name="T28">kswapd</text:span><text:span text:style-name="T27"> überprüft periodisch die Listen und lagert bei Bedarf um</text:span></text:p>
                      </text:list-item>
                      <text:list-item>
                        <text:p text:style-name="P67"><text:span text:style-name="T28">bdflush</text:span><text:span text:style-name="T27"> (ab 2.6 </text:span><text:span text:style-name="T42">pdflush</text:span><text:span text:style-name="T43">) </text:span><text:span text:style-name="T27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6"><text:span text:style-name="T15">Placement-Policy: </text:span><text:span text:style-name="T15"><text:tab/></text:span></text:p>
                <text:list>
                  <text:list-item>
                    <text:p text:style-name="P66"><text:span text:style-name="T16">Speicherbelegung erfolgt über </text:span><text:span text:style-name="T15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3"><text:span text:style-name="T4">Adressraumbelegung bei 32-Bit-Architektur</text:span></text:p>
              </text:list-item>
            </text:list>
          </draw:text-box>
        </draw:frame>
        <draw:custom-shape draw:name="Rectangle 61" draw:style-name="gr30" draw:text-style-name="P1" draw:layer="layout" svg:width="25.399cm" svg:height="0.001cm" svg:x="8.692cm" svg:y="7.025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2000012700002112000014AA93A6B7C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70"><text:span text:style-name="T16">Virtuelle 32 Bit Adressen, hier: dreistufige Seitentabellen</text:span></text:p>
              </text:list-item>
              <text:list-item>
                <text:p text:style-name="P70"><text:span text:style-name="T16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30" draw:text-style-name="P1" draw:layer="layout" svg:width="25.399cm" svg:height="0.001cm" svg:x="6.694cm" svg:y="6.271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200001A900002EE10000196087C9327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</text:span><text:span text:style-name="T44"><text:line-break/></text:span><text:span text:style-name="T44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8"><text:span text:style-name="T22">Virtuelle Adressen</text:span><text:span text:style-name="T4"> mit 32 Bits Länge, also </text:span><text:span text:style-name="T22">4 GiB</text:span><text:span text:style-name="T4"> Adressraum, 2 davon für den User-Prozess und der Rest für den Kernel </text:span></text:p>
              </text:list-item>
            </text:list>
            <text:p text:style-name="P71"><text:span text:style-name="T45"></text:span><text:span text:style-name="T4"> </text:span><text:span text:style-name="T16">linearer Adressraum ohne Segmentierung</text:span></text:p>
            <text:list text:style-name="L17">
              <text:list-item>
                <text:p text:style-name="P72"><text:span text:style-name="T22">Seitengröße</text:span><text:span text:style-name="T4"> abhängig von Prozessorarchitektur: </text:span></text:p>
              </text:list-item>
            </text:list>
            <text:p text:style-name="P73"><text:span text:style-name="T16"/></text:p>
            <text:p text:style-name="P74"><text:span text:style-name="T16"/></text:p>
          </draw:text-box>
        </draw:frame>
        <draw:custom-shape draw:name="Textfeld 1" draw:style-name="gr12" draw:text-style-name="P1" draw:layer="layout" svg:width="17.564cm" svg:height="0.927cm" svg:x="0.824cm" svg:y="16.326cm">
          <text:p text:style-name="P75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24"/>
            <table:table-column table:style-name="co24"/>
            <table:table-column table:style-name="co25"/>
            <table:table-row table:style-name="ro11" table:default-cell-style-name="ce28">
              <table:table-cell>
                <text:p text:style-name="P76"><text:span text:style-name="T46">Prozessorarchitektur</text:span></text:p>
              </table:table-cell>
              <table:table-cell>
                <text:p text:style-name="P76"><text:span text:style-name="T46">Größe der Small Page </text:span></text:p>
              </table:table-cell>
              <table:table-cell>
                <text:p text:style-name="P76"><text:span text:style-name="T46">Größe der Large Page</text:span></text:p>
              </table:table-cell>
            </table:table-row>
            <table:table-row table:style-name="ro11" table:default-cell-style-name="ce28">
              <table:table-cell>
                <text:p text:style-name="P77"><text:span text:style-name="T47">X86</text:span></text:p>
              </table:table-cell>
              <table:table-cell>
                <text:p text:style-name="P77"><text:span text:style-name="T47">4 KiB (12 Bit Offset)</text:span></text:p>
              </table:table-cell>
              <table:table-cell>
                <text:p text:style-name="P77"><text:span text:style-name="T47">4 MiB (22 Bit Offset)</text:span></text:p>
              </table:table-cell>
            </table:table-row>
            <table:table-row table:style-name="ro11" table:default-cell-style-name="ce28">
              <table:table-cell>
                <text:p text:style-name="P76"><text:span text:style-name="T47">x64 (AMD)</text:span></text:p>
              </table:table-cell>
              <table:table-cell>
                <text:p text:style-name="P76"><text:span text:style-name="T47">4 KiB (12 Bit Offset)</text:span></text:p>
              </table:table-cell>
              <table:table-cell>
                <text:p text:style-name="P76"><text:span text:style-name="T47">2 MiB (21 Bit Offset)</text:span></text:p>
              </table:table-cell>
            </table:table-row>
            <table:table-row table:style-name="ro12" table:default-cell-style-name="ce28">
              <table:table-cell>
                <text:p text:style-name="P76"><text:span text:style-name="T47">IA64 (Intel)</text:span></text:p>
              </table:table-cell>
              <table:table-cell>
                <text:p text:style-name="P76"><text:span text:style-name="T47">8 KiB (13 Bit Offset)</text:span></text:p>
              </table:table-cell>
              <table:table-cell>
                <text:p text:style-name="P76"><text:span text:style-name="T47">16 MiB (24 Bit Offset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5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8"><text:span text:style-name="T15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27">Nutzung von </text:span><text:span text:style-name="T28">Demand Paging</text:span><text:span text:style-name="T27"> </text:span></text:p>
                  </text:list-item>
                  <text:list-item>
                    <text:p text:style-name="P59"><text:span text:style-name="T27">Ab Windows 2003 wird auch</text:span><text:span text:style-name="T28"> Prepaging</text:span><text:span text:style-name="T27"> verwendet</text:span></text:p>
                  </text:list-item>
                </text:list>
              </text:list-item>
              <text:list-item>
                <text:p text:style-name="P18"><text:span text:style-name="T15">Replacement- and Cleaning-Policy:</text:span></text:p>
                <text:list>
                  <text:list-item>
                    <text:p text:style-name="P59"><text:span text:style-name="T27">Kombination aus lokaler und globaler Ersetzungsstrategie</text:span></text:p>
                  </text:list-item>
                  <text:list-item>
                    <text:p text:style-name="P59"><text:span text:style-name="T27">Eigenes Working-Set-Verfahren</text:span></text:p>
                  </text:list-item>
                  <text:list-item>
                    <text:p text:style-name="P59"><text:span text:style-name="T27">FIFO bei Multiprozessormaschinen</text:span></text:p>
                  </text:list-item>
                  <text:list-item>
                    <text:p text:style-name="P59"><text:span text:style-name="T27">Clock-Page bei Einprozessormaschinen</text:span></text:p>
                  </text:list-item>
                  <text:list-item>
                    <text:p text:style-name="P59"><text:span text:style-name="T27">Mehrere Auslagerungslisten werden verwaltet</text:span></text:p>
                  </text:list-item>
                  <text:list-item>
                    <text:p text:style-name="P59"><text:span text:style-name="T27">Mehrere Threads bearbeiten die Listen</text:span></text:p>
                  </text:list-item>
                </text:list>
              </text:list-item>
              <text:list-item>
                <text:p text:style-name="P18"><text:span text:style-name="T15">Placement-Policy:</text:span></text:p>
                <text:list>
                  <text:list-item>
                    <text:p text:style-name="P18"><text:span text:style-name="T16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3"><text:span text:style-name="T4">Aufbau eines virtuellen Adressraums </text:span><text:span text:style-name="T9">(vgl. Tanenbaum)</text:span></text:p>
              </text:list-item>
            </text:list>
          </draw:text-box>
        </draw:frame>
        <draw:custom-shape draw:name="Rectangle 2" draw:style-name="gr31" draw:text-style-name="P1" draw:layer="layout" svg:width="25.399cm" svg:height="0.001cm" svg:x="0cm" svg:y="0cm">
          <text:p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2000018200001D4C00001960C1AC27E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8"><text:span text:style-name="T22">Working Sets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6">Jeder Prozess hat einen Working Set mit einer veränderbaren Größe (Minimum 50 Seiten, Maximum 345 Seiten je nach vorhandenem Speicher</text:span></text:p>
                  </text:list-item>
                  <text:list-item>
                    <text:p text:style-name="P18"><text:span text:style-name="T16">Bei einem Seitenfehler wird nicht über den maximalen eigenen Working Set eines Prozesses eingelagert</text:span></text:p>
                  </text:list-item>
                  <text:list-item>
                    <text:p text:style-name="P18"><text:span text:style-name="T16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9"><text:span text:style-name="T27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8"><text:span text:style-name="T4">Ein zyklisch arbeitender </text:span><text:span text:style-name="T22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8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5"><text:span text:style-name="T16">entweder einem (oder mehreren) Working Set(s) zugeordnet</text:span></text:p>
                  </text:list-item>
                  <text:list-item>
                    <text:p text:style-name="P45"><text:span text:style-name="T16">oder genau einer von vier Listen, in denen Windows freie Seitenrahmen verwaltet</text:span></text:p>
                  </text:list-item>
                </text:list>
              </text:list-item>
            </text:list>
            <text:p text:style-name="P34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5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7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3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15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0"><text:span text:style-name="T27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4"><text:span text:style-name="T15">Standby-Page-List</text:span></text:p>
                    <text:list>
                      <text:list-item>
                        <text:p text:style-name="P30"><text:span text:style-name="T27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4"><text:span text:style-name="T15">Free-Page-List</text:span></text:p>
                    <text:list>
                      <text:list-item>
                        <text:p text:style-name="P30"><text:span text:style-name="T27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4"><text:span text:style-name="T15">Zero-Page-List</text:span></text:p>
                    <text:list>
                      <text:list-item>
                        <text:p text:style-name="P30"><text:span text:style-name="T27">Wie die free page list und zusätzlich mit Nullen initialisiert</text:span></text:p>
                      </text:list-item>
                    </text:list>
                  </text:list-item>
                  <text:list-item>
                    <text:p text:style-name="P24"><text:span text:style-name="T16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8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5">Swapper-Thread:</text:span><text:span text:style-name="T16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9"><text:span text:style-name="T27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8"><text:span text:style-name="T15">Modified-Page-Writer-Thread</text:span><text:span text:style-name="T16">: </text:span></text:p>
                    <text:list>
                      <text:list-item>
                        <text:p text:style-name="P59"><text:span text:style-name="T27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8"><text:span text:style-name="T15">Zero-Page-Thread</text:span><text:span text:style-name="T16">: </text:span></text:p>
                    <text:list>
                      <text:list-item>
                        <text:p text:style-name="P59"><text:span text:style-name="T27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2000009D00003C6800002D6DAD097EC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 xml:id="id12" draw:id="id12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8">
            <text:list-item>
              <text:p text:style-name="P18"><text:span text:style-name="T16">Seitenersetzung und Verdrängung (Replacement)</text:span></text:p>
            </text:list-item>
            <text:list-item>
              <text:p text:style-name="P18"><text:span text:style-name="T16">Speicherbelegung und Vergabe (Placement)</text:span></text:p>
            </text:list-item>
            <text:list-item>
              <text:p text:style-name="P18"><text:span text:style-name="T16">Entladen (Cleaning)</text:span></text:p>
            </text:list-item>
            <text:list-item>
              <text:p text:style-name="P18"><text:span text:style-name="T16">Fallbeispiele: Windows, Unix, Linux</text:span></text:p>
            </text:list-item>
          </text:list>
          <text:p text:style-name="P19"><text:span text:style-name="T16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0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 xml:id="id13" draw:id="id13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6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7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9">
            <text:list-item>
              <text:p text:style-name="P79"><text:span text:style-name="T8">Einführung in Computersysteme</text:span></text:p>
            </text:list-item>
            <text:list-item>
              <text:p text:style-name="P79"><text:span text:style-name="T8">Entwicklung von Betriebssystemen</text:span></text:p>
            </text:list-item>
            <text:list-item>
              <text:p text:style-name="P79"><text:span text:style-name="T8">Architekturansätze</text:span></text:p>
            </text:list-item>
            <text:list-item>
              <text:p text:style-name="P79"><text:span text:style-name="T9">Interruptverarbeitung in Betriebssystemen</text:span></text:p>
            </text:list-item>
            <text:list-item>
              <text:p text:style-name="P79"><text:span text:style-name="T9">Prozesse und Threads</text:span></text:p>
            </text:list-item>
            <text:list-item>
              <text:p text:style-name="P79"><text:span text:style-name="T8">CPU-Scheduling</text:span></text:p>
            </text:list-item>
            <text:list-item>
              <text:p text:style-name="P79"><text:span text:style-name="T9">Synchronisation und Kommunikation</text:span></text:p>
            </text:list-item>
            <text:list-item>
              <text:p text:style-name="P79"><text:span text:style-name="T9">Speicherverwaltung </text:span></text:p>
            </text:list-item>
          </text:list>
          <text:list text:style-name="L20">
            <text:list-item>
              <text:p text:style-name="P79"><text:span text:style-name="T9">Geräte- und Dateiverwaltung</text:span></text:p>
            </text:list-item>
          </text:list>
          <text:list text:style-name="L21">
            <text:list-item>
              <text:p text:style-name="P79"><text:span text:style-name="T9">Betriebssystemvirtualisierung</text:span></text:p>
            </text:list-item>
          </text:list>
          <text:p text:style-name="P79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399</meta:editing-cycles>
    <meta:print-date>1999-04-08T16:15:23</meta:print-date>
    <meta:creation-date>1997-06-07T14:48:20</meta:creation-date>
    <dc:date>2015-01-26T00:26:28.009181236</dc:date>
    <meta:editing-duration>PT28M48S</meta:editing-duration>
    <meta:generator>LibreOffice/4.3.3.2$Linux_X86_64 LibreOffice_project/430m0$Build-2</meta:generator>
    <meta:document-statistic meta:object-count="83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